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text-align="center" style:justify-single-word="false"/>
      <style:text-properties fo:color="#55308d" style:text-underline-style="solid" style:text-underline-width="auto" style:text-underline-color="font-color" officeooo:rsid="002945fe" officeooo:paragraph-rsid="002945fe" fo:background-color="transparent"/>
    </style:style>
    <style:style style:name="P4" style:family="paragraph" style:parent-style-name="Standard">
      <style:paragraph-properties fo:text-align="center" style:justify-single-word="false"/>
      <style:text-properties fo:color="#55308d" fo:font-size="15pt" style:text-underline-style="solid" style:text-underline-width="auto" style:text-underline-color="font-color" officeooo:rsid="002945fe" officeooo:paragraph-rsid="002945fe" fo:background-color="transparent" style:font-size-asian="13.1000003814697pt" style:font-size-complex="15pt"/>
    </style:style>
    <style:style style:name="P5" style:family="paragraph" style:parent-style-name="Standard">
      <style:text-properties fo:color="#000000" fo:font-size="12pt" style:text-underline-style="none" officeooo:rsid="002945fe" fo:background-color="transparen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officeooo:rsid="002945fe" officeooo:paragraph-rsid="002945fe" fo:background-color="transparent" style:font-size-asian="10.5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b219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size="15pt" style:font-size-asian="13.1000003814697pt" style:font-size-complex="15pt"/>
    </style:style>
    <style:style style:name="T5" style:family="text">
      <style:text-properties fo:font-size="15pt" officeooo:rsid="002945fe" style:font-size-asian="13.1000003814697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M</text:span><text:span text:style-name="T4">ysql Percona 8</text:span></text:p>
      <text:p text:style-name="P1"><text:span text:style-name="T4"/></text:p>
      <text:p text:style-name="P1"><text:a xlink:type="simple" xlink:href="mailto:aroot@AlexanderCoretchi" text:style-name="Internet_20_link" text:visited-style-name="Visited_20_Internet_20_Link">root@AlexanderCoretchi</text:a>: <text:span text:style-name="T2">a</text:span><text:span text:style-name="T1">pt-get install curl</text:span>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package was automatically installed and is no longer required:</text:p>
      <text:p text:style-name="P1"><text:s text:c="2"/>libfwupdplugin1</text:p>
      <text:p text:style-name="P1">Use 'sudo apt autoremove' to remove it.</text:p>
      <text:p text:style-name="P1">The following NEW packages will be installed:</text:p>
      <text:p text:style-name="P1"><text:s text:c="2"/>curl</text:p>
      <text:p text:style-name="P1">0 upgraded, 1 newly installed, 0 to remove and 0 not upgraded.</text:p>
      <text:p text:style-name="P1">Need to get 161 kB of archives.</text:p>
      <text:p text:style-name="P1">After this operation, 412 kB of additional disk space will be used.</text:p>
      <text:p text:style-name="P1">Get:1 http://md.archive.ubuntu.com/ubuntu focal-updates/main amd64 curl amd64 7.68.0-1ubuntu2.12 [161 kB]</text:p>
      <text:p text:style-name="P1">Fetched 161 kB in 0s (1,096 kB/s)</text:p>
      <text:p text:style-name="P1">Selecting previously unselected package curl.</text:p>
      <text:p text:style-name="P1">(Reading database ... 187372 files and directories currently installed.)</text:p>
      <text:p text:style-name="P1">Preparing to unpack .../curl_7.68.0-1ubuntu2.12_amd64.deb ...</text:p>
      <text:p text:style-name="P1">Unpacking curl (7.68.0-1ubuntu2.12) ...</text:p>
      <text:p text:style-name="P1">Setting up curl (7.68.0-1ubuntu2.12) ...</text:p>
      <text:p text:style-name="P1">Processing triggers for man-db (2.9.1-1) ...</text:p>
      <text:p text:style-name="P1">root@AlexanderCoretchi:/etc/privoxy# </text:p>
      <text:p text:style-name="P1">root@AlexanderCoretchi:/etc/privoxy# </text:p>
      <text:p text:style-name="P1">root@AlexanderCoretchi:/etc/privoxy# </text:p>
      <text:p text:style-name="P1">root@AlexanderCoretchi:/etc/privoxy# <text:span text:style-name="T1">curl 2ip.ru</text:span></text:p>
      <text:p text:style-name="P1">188.0.239.221</text:p>
      <text:p text:style-name="P1">root@AlexanderCoretchi:/etc/privoxy# <text:span text:style-name="T1">ping 8.8.8.8</text:span></text:p>
      <text:p text:style-name="P1">PING 8.8.8.8 (8.8.8.8) 56(84) bytes of data.</text:p>
      <text:p text:style-name="P1">64 bytes from 8.8.8.8: icmp_seq=1 ttl=114 time=39.2 ms</text:p>
      <text:p text:style-name="P1">64 bytes from 8.8.8.8: icmp_seq=2 ttl=114 time=39.6 ms</text:p>
      <text:p text:style-name="P1">64 bytes from 8.8.8.8: icmp_seq=3 ttl=114 time=40.4 ms</text:p>
      <text:p text:style-name="P1">64 bytes from 8.8.8.8: icmp_seq=4 ttl=114 time=44.6 ms</text:p>
      <text:p text:style-name="P1">^C</text:p>
      <text:p text:style-name="P1">--- 8.8.8.8 ping statistics ---</text:p>
      <text:p text:style-name="P1">4 packets transmitted, 4 received, 0% packet loss, time 3004ms</text:p>
      <text:p text:style-name="P1">rtt min/avg/max/mdev = 39.212/40.945/44.623/2.162 ms</text:p>
      <text:p text:style-name="P1">root@AlexanderCoretchi:/etc/privoxy# </text:p>
      <text:p text:style-name="P1">root@AlexanderCoretchi:/etc/privoxy# </text:p>
      <text:p text:style-name="P1">root@AlexanderCoretchi:/etc/privoxy# <text:span text:style-name="T1">cd /usr/local/src</text:span></text:p>
      <text:p text:style-name="P1">root@AlexanderCoretchi:/usr/local/src# wget https://repo.percona.com/apt/percona-release_latest.bionic_all.deb</text:p>
      <text:p text:style-name="P1">--2022-07-21 15:58:11-- <text:s/>https://repo.percona.com/apt/percona-release_latest.bionic_all.deb</text:p>
      <text:p text:style-name="P1">Resolving repo.percona.com (repo.percona.com)... 142.132.159.91</text:p>
      <text:p text:style-name="P1">Connecting to repo.percona.com (repo.percona.com)|142.132.159.91|:443... connected.</text:p>
      <text:p text:style-name="P1">HTTP request sent, awaiting response... 200 OK</text:p>
      <text:p text:style-name="P1">Length: 11804 (12K) [application/x-debian-package]</text:p>
      <text:p text:style-name="P1"><text:soft-page-break/>Saving to: ‘percona-release_latest.bionic_all.deb’</text:p>
      <text:p text:style-name="P1"/>
      <text:p text:style-name="P1">percona-release_latest.bi 100%[==================================&gt;] <text:s/>11.53K <text:s/>--.-KB/s <text:s text:c="3"/>in 0s <text:s text:c="5"/></text:p>
      <text:p text:style-name="P1"/>
      <text:p text:style-name="P1">2022-07-21 15:58:12 (98.2 MB/s) - ‘percona-release_latest.bionic_all.deb’ saved [11804/11804]</text:p>
      <text:p text:style-name="P1"/>
      <text:p text:style-name="P1">root@AlexanderCoretchi:/usr/local/src# </text:p>
      <text:p text:style-name="P1">root@AlexanderCoretchi:/usr/local/src# </text:p>
      <text:p text:style-name="P1">root@AlexanderCoretchi:/usr/local/src# dpkg -i percona-release_latest.bionic_all.deb</text:p>
      <text:p text:style-name="P1">Selecting previously unselected package percona-release.</text:p>
      <text:p text:style-name="P1">(Reading database ... 187379 files and directories currently installed.)</text:p>
      <text:p text:style-name="P1">Preparing to unpack percona-release_latest.bionic_all.deb ...</text:p>
      <text:p text:style-name="P1">Unpacking percona-release (1.0-27.generic) ...</text:p>
      <text:p text:style-name="P1">Setting up percona-release (1.0-27.generic) ...</text:p>
      <text:p text:style-name="P1">* Enabling the Percona Original repository</text:p>
      <text:p text:style-name="P1">&lt;*&gt; All done!</text:p>
      <text:p text:style-name="P1">==&gt; Please run "apt-get update" to apply changes</text:p>
      <text:p text:style-name="P1">* Enabling the Percona Release repository</text:p>
      <text:p text:style-name="P1">&lt;*&gt; All done!</text:p>
      <text:p text:style-name="P1">==&gt; Please run "apt-get update" to apply changes</text:p>
      <text:p text:style-name="P1">The percona-release package now contains a percona-release script that can enable additional repositories for our newer products.</text:p>
      <text:p text:style-name="P1"/>
      <text:p text:style-name="P1">For example, to enable the Percona Server 8.0 repository use:</text:p>
      <text:p text:style-name="P1"/>
      <text:p text:style-name="P1"><text:s text:c="2"/>percona-release setup ps80</text:p>
      <text:p text:style-name="P1"/>
      <text:p text:style-name="P1">Note: To avoid conflicts with older product versions, the percona-release setup command may disable our original repository for some products.</text:p>
      <text:p text:style-name="P1"/>
      <text:p text:style-name="P1">For more information, please visit:</text:p>
      <text:p text:style-name="P1"><text:s text:c="2"/>https://www.percona.com/doc/percona-repo-config/percona-release.html</text:p>
      <text:p text:style-name="P1"/>
      <text:p text:style-name="P1">root@AlexanderCoretchi:/usr/local/src# ls</text:p>
      <text:p text:style-name="P1">percona-release_latest.bionic_all.deb</text:p>
      <text:p text:style-name="P1">root@AlexanderCoretchi:/usr/local/src# rm percona-release_latest.bionic_all.deb</text:p>
      <text:p text:style-name="P1">root@AlexanderCoretchi:/usr/local/src# ls</text:p>
      <text:p text:style-name="P1">root@AlexanderCoretchi:/usr/local/src# </text:p>
      <text:p text:style-name="P1">root@AlexanderCoretchi:/usr/local/src# </text:p>
      <text:p text:style-name="P1">root@AlexanderCoretchi:/usr/local/src# wget https://repo.percona.com/apt/percona-release_latest.focal_all.deb</text:p>
      <text:p text:style-name="P1">--2022-07-21 15:59:21-- <text:s/>https://repo.percona.com/apt/percona-release_latest.focal_all.deb</text:p>
      <text:p text:style-name="P1">Resolving repo.percona.com (repo.percona.com)... 142.132.159.91</text:p>
      <text:p text:style-name="P1">Connecting to repo.percona.com (repo.percona.com)|142.132.159.91|:443... connected.</text:p>
      <text:p text:style-name="P1">HTTP request sent, awaiting response... 200 OK</text:p>
      <text:p text:style-name="P1">Length: 11804 (12K) [application/x-debian-package]</text:p>
      <text:p text:style-name="P1">Saving to: ‘percona-release_latest.focal_all.deb’</text:p>
      <text:p text:style-name="P1"/>
      <text:p text:style-name="P1"><text:soft-page-break/>percona-release_latest.fo 100%[==================================&gt;] <text:s/>11.53K <text:s/>--.-KB/s <text:s text:c="3"/>in 0s <text:s text:c="5"/></text:p>
      <text:p text:style-name="P1"/>
      <text:p text:style-name="P1">2022-07-21 15:59:22 (94.2 MB/s) - ‘percona-release_latest.focal_all.deb’ saved [11804/11804]</text:p>
      <text:p text:style-name="P1"/>
      <text:p text:style-name="P1">root@AlexanderCoretchi:/usr/local/src# </text:p>
      <text:p text:style-name="P1">root@AlexanderCoretchi:/usr/local/src# </text:p>
      <text:p text:style-name="P1">root@AlexanderCoretchi:/usr/local/src# dpkg -i percona-release_latest.focal_all.deb</text:p>
      <text:p text:style-name="P1">(Reading database ... 187384 files and directories currently installed.)</text:p>
      <text:p text:style-name="P1">Preparing to unpack percona-release_latest.focal_all.deb ...</text:p>
      <text:p text:style-name="P1">Unpacking percona-release (1.0-27.generic) over (1.0-27.generic) ...</text:p>
      <text:p text:style-name="P1">Setting up percona-release (1.0-27.generic) ...</text:p>
      <text:p text:style-name="P1">* Enabling the Percona Original repository</text:p>
      <text:p text:style-name="P1">&lt;*&gt; All done!</text:p>
      <text:p text:style-name="P1">==&gt; Please run "apt-get update" to apply changes</text:p>
      <text:p text:style-name="P1">* Enabling the Percona Release repository</text:p>
      <text:p text:style-name="P1">&lt;*&gt; All done!</text:p>
      <text:p text:style-name="P1">==&gt; Please run "apt-get update" to apply changes</text:p>
      <text:p text:style-name="P1">The percona-release package now contains a percona-release script that can enable additional repositories for our newer products.</text:p>
      <text:p text:style-name="P1"/>
      <text:p text:style-name="P1">For example, to enable the Percona Server 8.0 repository use:</text:p>
      <text:p text:style-name="P1"/>
      <text:p text:style-name="P1"><text:s text:c="2"/>percona-release setup ps80</text:p>
      <text:p text:style-name="P1"/>
      <text:p text:style-name="P1">Note: To avoid conflicts with older product versions, the percona-release setup command may disable our original repository for some products.</text:p>
      <text:p text:style-name="P1"/>
      <text:p text:style-name="P1">For more information, please visit:</text:p>
      <text:p text:style-name="P1"><text:s text:c="2"/>https://www.percona.com/doc/percona-repo-config/percona-release.html</text:p>
      <text:p text:style-name="P1"/>
      <text:p text:style-name="P1">root@AlexanderCoretchi:/usr/local/src# </text:p>
      <text:p text:style-name="P1">root@AlexanderCoretchi:/usr/local/src# </text:p>
      <text:p text:style-name="P1">root@AlexanderCoretchi:/usr/local/src# </text:p>
      <text:p text:style-name="P1">root@AlexanderCoretchi:/usr/local/src# <text:span text:style-name="T1">percona-release setup ps80</text:span></text:p>
      <text:p text:style-name="P1">* Disabling all Percona Repositories</text:p>
      <text:p text:style-name="P1">* Enabling the Percona Server 8.0 repository</text:p>
      <text:p text:style-name="P1">* Enabling the Percona Tools repository</text:p>
      <text:p text:style-name="P1">Hit:1 http://md.archive.ubuntu.com/ubuntu focal InRelease</text:p>
      <text:p text:style-name="P1">Get:2 http://md.archive.ubuntu.com/ubuntu focal-updates InRelease [114 kB]</text:p>
      <text:p text:style-name="P1">Get:3 http://md.archive.ubuntu.com/ubuntu focal-backports InRelease [108 kB]</text:p>
      <text:p text:style-name="P1">Get:4 http://repo.percona.com/prel/apt focal InRelease [9,779 B] <text:s text:c="35"/></text:p>
      <text:p text:style-name="P1">Get:5 http://repo.percona.com/ps-80/apt focal InRelease [15.8 kB] <text:s text:c="34"/></text:p>
      <text:p text:style-name="P1">Get:6 http://md.archive.ubuntu.com/ubuntu focal-updates/main amd64 DEP-11 Metadata [278 kB] <text:s text:c="8"/></text:p>
      <text:p text:style-name="P1">Get:7 http://repo.percona.com/tools/apt focal InRelease [15.8 kB] <text:s text:c="34"/></text:p>
      <text:p text:style-name="P1">Get:8 http://md.archive.ubuntu.com/ubuntu focal-updates/universe amd64 DEP-11 Metadata [390 kB] <text:s text:c="3"/></text:p>
      <text:p text:style-name="P1">Get:9 http://security.ubuntu.com/ubuntu focal-security InRelease [114 kB] <text:s text:c="26"/></text:p>
      <text:p text:style-name="P1">Hit:10 https://repo.skype.com/deb stable InRelease <text:s text:c="49"/></text:p>
      <text:p text:style-name="P1"><text:soft-page-break/>Get:11 http://md.archive.ubuntu.com/ubuntu focal-updates/multiverse amd64 DEP-11 Metadata [944 B] <text:s text:c="2"/></text:p>
      <text:p text:style-name="P1">Get:12 http://md.archive.ubuntu.com/ubuntu focal-backports/main amd64 DEP-11 Metadata [7,960 B] <text:s text:c="4"/></text:p>
      <text:p text:style-name="P1">Get:13 http://md.archive.ubuntu.com/ubuntu focal-backports/universe amd64 DEP-11 Metadata [30.5 kB] </text:p>
      <text:p text:style-name="P1">Get:14 http://repo.percona.com/prel/apt focal/main i386 Packages [750 B] <text:s text:c="27"/></text:p>
      <text:p text:style-name="P1">Get:15 http://repo.percona.com/prel/apt focal/main amd64 Packages [851 B] <text:s text:c="23"/></text:p>
      <text:p text:style-name="P1">Get:16 http://repo.percona.com/ps-80/apt focal/main Sources [3,036 B]</text:p>
      <text:p text:style-name="P1">Get:17 http://repo.percona.com/ps-80/apt focal/main amd64 Packages [34.6 kB]</text:p>
      <text:p text:style-name="P1">Get:18 http://repo.percona.com/tools/apt focal/main Sources [10.0 kB] <text:s text:c="22"/></text:p>
      <text:p text:style-name="P1">Get:19 http://repo.percona.com/tools/apt focal/main amd64 Packages [22.2 kB] <text:s text:c="15"/></text:p>
      <text:p text:style-name="P1">Get:20 http://security.ubuntu.com/ubuntu focal-security/main amd64 DEP-11 Metadata [40.7 kB]</text:p>
      <text:p text:style-name="P1">Get:21 http://security.ubuntu.com/ubuntu focal-security/universe amd64 DEP-11 Metadata [66.8 kB]</text:p>
      <text:p text:style-name="P1">Get:22 http://security.ubuntu.com/ubuntu focal-security/multiverse amd64 DEP-11 Metadata [2,464 B]</text:p>
      <text:p text:style-name="P1">Fetched 1,266 kB in 1s (1,034 kB/s) <text:s text:c="42"/></text:p>
      <text:p text:style-name="P1">Reading package lists... Done</text:p>
      <text:p text:style-name="P1">root@AlexanderCoretchi:/usr/local/src# </text:p>
      <text:p text:style-name="P1">root@AlexanderCoretchi:/usr/local/src# </text:p>
      <text:p text:style-name="P1">root@AlexanderCoretchi:/usr/local/src# </text:p>
      <text:p text:style-name="P1">root@AlexanderCoretchi:/usr/local/src# <text:span text:style-name="T1">apt-get update</text:span></text:p>
      <text:p text:style-name="P1">Hit:1 http://md.archive.ubuntu.com/ubuntu focal InRelease</text:p>
      <text:p text:style-name="P1">Hit:2 http://repo.percona.com/prel/apt focal InRelease <text:s text:c="26"/></text:p>
      <text:p text:style-name="P1">Hit:3 http://security.ubuntu.com/ubuntu focal-security InRelease <text:s text:c="26"/></text:p>
      <text:p text:style-name="P1">Hit:4 http://repo.percona.com/ps-80/apt focal InRelease <text:s text:c="35"/></text:p>
      <text:p text:style-name="P1">Hit:5 https://repo.skype.com/deb stable InRelease <text:s text:c="41"/></text:p>
      <text:p text:style-name="P1">Hit:6 http://repo.percona.com/tools/apt focal InRelease</text:p>
      <text:p text:style-name="P1">Hit:7 http://md.archive.ubuntu.com/ubuntu focal-updates InRelease</text:p>
      <text:p text:style-name="P1">Hit:8 http://md.archive.ubuntu.com/ubuntu focal-backports InRelease</text:p>
      <text:p text:style-name="P1">Reading package lists... Done</text:p>
      <text:p text:style-name="P1">root@AlexanderCoretchi:/usr/local/src# </text:p>
      <text:p text:style-name="P1">root@AlexanderCoretchi:/usr/local/src# </text:p>
      <text:p text:style-name="P1">root@AlexanderCoretchi:/usr/local/src# <text:span text:style-name="T1">apt-get install percona-server-server libmysqlclient21</text:span>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libmysqlclient21 is already the newest version (8.0.29-0ubuntu0.20.04.3).</text:p>
      <text:p text:style-name="P1">libmysqlclient21 set to manually installed.</text:p>
      <text:p text:style-name="P1">The following package was automatically installed and is no longer required:</text:p>
      <text:p text:style-name="P1"><text:s text:c="2"/>libfwupdplugin1</text:p>
      <text:p text:style-name="P1">Use 'sudo apt autoremove' to remove it.</text:p>
      <text:p text:style-name="P1">The following additional packages will be installed:</text:p>
      <text:p text:style-name="P1"><text:s text:c="2"/>debsums libaio1 libfile-fnmatch-perl libmecab2 percona-server-client percona-server-common</text:p>
      <text:p text:style-name="P1">The following NEW packages will be installed:</text:p>
      <text:p text:style-name="P1"><text:s text:c="2"/>debsums libaio1 libfile-fnmatch-perl libmecab2 percona-server-client percona-server-common</text:p>
      <text:p text:style-name="P1"><text:s text:c="2"/>percona-server-server</text:p>
      <text:p text:style-name="P1">0 upgraded, 7 newly installed, 0 to remove and 0 not upgraded.</text:p>
      <text:p text:style-name="P1">Need to get 83.2 MB of archives.</text:p>
      <text:p text:style-name="P1">After this operation, 565 MB of additional disk space will be used.</text:p>
      <text:p text:style-name="P1">Do you want to continue? [Y/n] y</text:p>
      <text:p text:style-name="P1"><text:soft-page-break/>Get:1 http://repo.percona.com/ps-80/apt focal/main amd64 percona-server-common amd64 8.0.28-20-1.focal [454 kB]</text:p>
      <text:p text:style-name="P1">Get:2 http://repo.percona.com/ps-80/apt focal/main amd64 percona-server-client amd64 8.0.28-20-1.focal [4,624 kB]</text:p>
      <text:p text:style-name="P1">Get:3 http://md.archive.ubuntu.com/ubuntu focal/universe amd64 libfile-fnmatch-perl amd64 0.02-2build6 [10.1 kB]</text:p>
      <text:p text:style-name="P1">Get:4 http://md.archive.ubuntu.com/ubuntu focal/universe amd64 debsums all 2.2.5 [42.2 kB] <text:s text:c="2"/></text:p>
      <text:p text:style-name="P1">Get:5 http://md.archive.ubuntu.com/ubuntu focal/main amd64 libaio1 amd64 0.3.112-5 [7,184 B]</text:p>
      <text:p text:style-name="P1">Get:6 http://md.archive.ubuntu.com/ubuntu focal/main amd64 libmecab2 amd64 0.996-10build1 [233 kB]</text:p>
      <text:p text:style-name="P1">Get:7 http://repo.percona.com/ps-80/apt focal/main amd64 percona-server-server amd64 8.0.28-20-1.focal [77.8 MB]</text:p>
      <text:p text:style-name="P1">61% [7 percona-server-server 40.7 MB/77.8 MB 52%] <text:s text:c="35"/>142 kB/s 4min 26Fetched 83.2 MB in 9min 45s (142 kB/s) <text:s text:c="61"/></text:p>
      <text:p text:style-name="P1">Preconfiguring packages ...</text:p>
      <text:p text:style-name="P1">Selecting previously unselected package libfile-fnmatch-perl.</text:p>
      <text:p text:style-name="P1">(Reading database ... 187384 files and directories currently installed.)</text:p>
      <text:p text:style-name="P1">Preparing to unpack .../libfile-fnmatch-perl_0.02-2build6_amd64.deb ...</text:p>
      <text:p text:style-name="P1">Unpacking libfile-fnmatch-perl (0.02-2build6) ...</text:p>
      <text:p text:style-name="P1">Selecting previously unselected package debsums.</text:p>
      <text:p text:style-name="P1">Preparing to unpack .../archives/debsums_2.2.5_all.deb ...</text:p>
      <text:p text:style-name="P1">Unpacking debsums (2.2.5) ...</text:p>
      <text:p text:style-name="P1">Setting up libfile-fnmatch-perl (0.02-2build6) ...</text:p>
      <text:p text:style-name="P1">Setting up debsums (2.2.5) ...</text:p>
      <text:p text:style-name="P1">Selecting previously unselected package percona-server-common.</text:p>
      <text:p text:style-name="P1">(Reading database ... 187419 files and directories currently installed.)</text:p>
      <text:p text:style-name="P1">Preparing to unpack .../percona-server-common_8.0.28-20-1.focal_amd64.deb ...</text:p>
      <text:p text:style-name="P1">Unpacking percona-server-common (8.0.28-20-1.focal) ...</text:p>
      <text:p text:style-name="P1">Replacing files in old package mysql-common (5.8+1.0.5ubuntu2) ...</text:p>
      <text:p text:style-name="P1">Selecting previously unselected package percona-server-client.</text:p>
      <text:p text:style-name="P1">Preparing to unpack .../percona-server-client_8.0.28-20-1.focal_amd64.deb ...</text:p>
      <text:p text:style-name="P1">Unpacking percona-server-client (8.0.28-20-1.focal) ...</text:p>
      <text:p text:style-name="P1">Selecting previously unselected package libaio1:amd64.</text:p>
      <text:p text:style-name="P1">Preparing to unpack .../libaio1_0.3.112-5_amd64.deb ...</text:p>
      <text:p text:style-name="P1">Unpacking libaio1:amd64 (0.3.112-5) ...</text:p>
      <text:p text:style-name="P1">Selecting previously unselected package libmecab2:amd64.</text:p>
      <text:p text:style-name="P1">Preparing to unpack .../libmecab2_0.996-10build1_amd64.deb ...</text:p>
      <text:p text:style-name="P1">Unpacking libmecab2:amd64 (0.996-10build1) ...</text:p>
      <text:p text:style-name="P1">Selecting previously unselected package percona-server-server.</text:p>
      <text:p text:style-name="P1">Preparing to unpack .../percona-server-server_8.0.28-20-1.focal_amd64.deb ...</text:p>
      <text:p text:style-name="P1">Unpacking percona-server-server (8.0.28-20-1.focal) ...</text:p>
      <text:p text:style-name="P1">Setting up libmecab2:amd64 (0.996-10build1) ...</text:p>
      <text:p text:style-name="P1">Setting up percona-server-common (8.0.28-20-1.focal) ...</text:p>
      <text:p text:style-name="P1">Installing new version of config file /etc/mysql/conf.d/mysql.cnf ...</text:p>
      <text:p text:style-name="P1">Installing new version of config file /etc/mysql/my.cnf.fallback ...</text:p>
      <text:p text:style-name="P1">Setting up percona-server-client (8.0.28-20-1.focal) ...</text:p>
      <text:p text:style-name="P1">Setting up libaio1:amd64 (0.3.112-5) ...</text:p>
      <text:p text:style-name="P1">Setting up percona-server-server (8.0.28-20-1.focal) ...</text:p>
      <text:p text:style-name="P1">update-alternatives: using /etc/mysql/mysql.cnf to provide /etc/mysql/my.cnf (my.cnf) in auto mode</text:p>
      <text:p text:style-name="P1"><text:soft-page-break/></text:p>
      <text:p text:style-name="P1"/>
      <text:p text:style-name="P1"><text:s/>* Percona Server is distributed with several useful UDF (User Defined Function) from Percona Toolkit.</text:p>
      <text:p text:style-name="P1"><text:s/>* Run the following commands to create these functions:</text:p>
      <text:p text:style-name="P1"/>
      <text:p text:style-name="P1"><text:tab/>mysql -e "CREATE FUNCTION fnv1a_64 RETURNS INTEGER SONAME 'libfnv1a_udf.so'"</text:p>
      <text:p text:style-name="P1"><text:tab/>mysql -e "CREATE FUNCTION fnv_64 RETURNS INTEGER SONAME 'libfnv_udf.so'"</text:p>
      <text:p text:style-name="P1"><text:tab/>mysql -e "CREATE FUNCTION murmur_hash RETURNS INTEGER SONAME 'libmurmur_udf.so'"</text:p>
      <text:p text:style-name="P1"/>
      <text:p text:style-name="P1"><text:s/>* See http://www.percona.com/doc/percona-server/8.0/management/udf_percona_toolkit.html for more details</text:p>
      <text:p text:style-name="P1"/>
      <text:p text:style-name="P1"/>
      <text:p text:style-name="P1">Created symlink /etc/systemd/system/multi-user.target.wants/mysql.service → /lib/systemd/system/mysql.service.</text:p>
      <text:p text:style-name="P1">Processing triggers for systemd (245.4-4ubuntu3.17) ...</text:p>
      <text:p text:style-name="P1">Processing triggers for man-db (2.9.1-1) ...</text:p>
      <text:p text:style-name="P1">Processing triggers for libc-bin (2.31-0ubuntu9.9) ...</text:p>
      <text:p text:style-name="P1">root@AlexanderCoretchi:<text:span text:style-name="T1">/usr/local/src# /etc/init.d/mysql start</text:span></text:p>
      <text:p text:style-name="P1">Starting mysql (via systemctl): mysql.service.</text:p>
      <text:p text:style-name="P1">root@AlexanderCoretchi:/usr/local/src# <text:span text:style-name="T1">ps ax | grep mysql</text:span></text:p>
      <text:p text:style-name="P1"><text:s text:c="2"/>60278 ? <text:s text:c="7"/>Ssl <text:s text:c="3"/>0:05 /usr/sbin/mysqld</text:p>
      <text:p text:style-name="P1"><text:s text:c="2"/>61807 pts/0 <text:s text:c="3"/>D+ <text:s text:c="4"/>0:00 grep --color=auto mysql</text:p>
      <text:p text:style-name="P1">root@AlexanderCoretchi:/usr/local/src# systemctl daemon-reload</text:p>
      <text:p text:style-name="P1">root@AlexanderCoretchi:/usr/local/src# <text:span text:style-name="T1">mysql -uroot -e "CREATE FUNCTION fnv1a_64 RETURNS INTEGER SONAME 'libfnv1a_udf.so'" -pUnifunroot*1</text:span></text:p>
      <text:p text:style-name="P1">mysql: [Warning] Using a password on the command line interface can be insecure.</text:p>
      <text:p text:style-name="P1">root@AlexanderCoretchi:/usr/local/src# <text:span text:style-name="T1">mysql -uroot -e "CREATE FUNCTION fnv_64 RETURNS INTEGER SONAME 'libfnv_udf.so'" -pUnifunroot*1</text:span></text:p>
      <text:p text:style-name="P1">mysql: [Warning] Using a password on the command line interface can be insecure.</text:p>
      <text:p text:style-name="P1">root@AlexanderCoretchi:/usr/local/src# <text:span text:style-name="T1">mysql -uroot -e "CREATE FUNCTION murmur_hash RETURNS INTEGER SONAME 'libmurmur_udf.so'" -pUnifunroot*1</text:span></text:p>
      <text:p text:style-name="P1">mysql: [Warning] Using a password on the command line interface can be insecure.</text:p>
      <text:p text:style-name="P1">root@AlexanderCoretchi:/usr/local/src# </text:p>
      <text:p text:style-name="P1">root@AlexanderCoretchi:/usr/local/src# </text:p>
      <text:p text:style-name="P1"/>
      <text:p text:style-name="P1">root@AlexanderCoretchi:/usr/local/src# </text:p>
      <text:p text:style-name="P1">root@AlexanderCoretchi:/usr/local/src# mkdir -p /etc/systemd/system/mysql.service.d/</text:p>
      <text:p text:style-name="P1">root@AlexanderCoretchi:/usr/local/src# nano /etc/systemd/system/mysql.service.d/limits.conf</text:p>
      <text:p text:style-name="P1"/>
      <text:p text:style-name="P1"><text:tab/>[Service]</text:p>
      <text:p text:style-name="P1"><text:s text:c="5"/><text:tab/>LimitNOFILE=infinity</text:p>
      <text:p text:style-name="P1"><text:s text:c="4"/><text:tab/> LimitMEMLOCK=infinity </text:p>
      <text:p text:style-name="P1"/>
      <text:p text:style-name="P1"/>
      <text:p text:style-name="P1">root@AlexanderCoretchi:/usr/local/src# systemctl daemon-reload</text:p>
      <text:p text:style-name="P1">root@AlexanderCoretchi:/usr/local/src# service mysql restart</text:p>
      <text:p text:style-name="P1"><text:soft-page-break/>root@AlexanderCoretchi:/usr/local/src# ps ax | grep mysql</text:p>
      <text:p text:style-name="P1"><text:s text:c="2"/>62110 ? <text:s text:c="7"/>Ssl <text:s text:c="3"/>0:00 /usr/sbin/mysqld</text:p>
      <text:p text:style-name="P1"><text:s text:c="2"/>62162 pts/0 <text:s text:c="3"/>S+ <text:s text:c="4"/>0:00 grep --color=auto mysql</text:p>
      <text:p text:style-name="P1">root@AlexanderCoretchi:/usr/local/src# </text:p>
      <text:p text:style-name="P1">root@AlexanderCoretchi:/usr/local/src# </text:p>
      <text:p text:style-name="P1">root@AlexanderCoretchi:/usr/local/src# nano /etc/security/limits.conf</text:p>
      <text:p text:style-name="P1"/>
      <text:p text:style-name="P1"><text:tab/> <text:s text:c="4"/>* <text:s text:c="3"/>soft <text:s text:c="3"/>nproc <text:s text:c="4"/>65535</text:p>
      <text:p text:style-name="P1"><text:s text:c="2"/><text:tab/> <text:s text:c="2"/>* <text:s text:c="3"/>hard <text:s text:c="3"/>nproc <text:s text:c="11"/>65535</text:p>
      <text:p text:style-name="P1"><text:s text:c="4"/><text:tab/> * <text:s text:c="3"/>soft <text:s text:c="2"/>nofile <text:s text:c="10"/>65535</text:p>
      <text:p text:style-name="P1"><text:s text:c="5"/><text:tab/>* <text:s text:c="3"/>hard <text:s text:c="3"/>nofile <text:s text:c="10"/>65535</text:p>
      <text:p text:style-name="P1"><text:s text:c="3"/><text:tab/> mysql <text:s text:c="11"/>soft <text:s text:c="3"/>nofile <text:s text:c="10"/>32000</text:p>
      <text:p text:style-name="P1"><text:s text:c="3"/><text:tab/> mysql <text:s text:c="11"/>hard <text:s text:c="3"/>nofile <text:s text:c="10"/>32000</text:p>
      <text:p text:style-name="P1"><text:s text:c="2"/><text:tab/> <text:s/>root <text:s text:c="12"/>soft <text:s text:c="3"/>nofile <text:s text:c="10"/>24000</text:p>
      <text:p text:style-name="P1"><text:s text:c="3"/><text:tab/> root <text:s text:c="12"/>hard <text:s text:c="3"/>nofile <text:s text:c="10"/>32000 <text:s text:c="8"/>**</text:p>
      <text:p text:style-name="P1"/>
      <text:p text:style-name="P1"/>
      <text:p text:style-name="P1">root@AlexanderCoretchi:/usr/local/src# nano /etc/pam.d/common-session</text:p>
      <text:p text:style-name="P1"/>
      <text:p text:style-name="P1"><text:tab/>#</text:p>
      <text:p text:style-name="P1"><text:tab/># /etc/pam.d/common-session - session-related modules common to all services</text:p>
      <text:p text:style-name="P1"><text:tab/>#</text:p>
      <text:p text:style-name="P1"><text:tab/># This file is included from other service-specific PAM config files,</text:p>
      <text:p text:style-name="P1"><text:tab/># and should contain a list of modules that define tasks to be performed</text:p>
      <text:p text:style-name="P1"><text:tab/># at the start and end of sessions of *any* kind (both interactive and</text:p>
      <text:p text:style-name="P1"><text:tab/># non-interactive).</text:p>
      <text:p text:style-name="P1"><text:tab/>#</text:p>
      <text:p text:style-name="P1"><text:tab/># As of pam 1.0.1-6, this file is managed by pam-auth-update by default.</text:p>
      <text:p text:style-name="P1"><text:tab/># To take advantage of this, it is recommended that you configure any</text:p>
      <text:p text:style-name="P1"><text:tab/># local modules either before or after the default block, and use</text:p>
      <text:p text:style-name="P1"><text:tab/># pam-auth-update to manage selection of other modules. <text:s/>See</text:p>
      <text:p text:style-name="P1"><text:tab/># pam-auth-update(8) for details.</text:p>
      <text:p text:style-name="P1"/>
      <text:p text:style-name="P1"><text:tab/># here are the per-package modules (the "Primary" block)</text:p>
      <text:p text:style-name="P1"><text:tab/>session [default=1] <text:s text:c="20"/>pam_permit.so</text:p>
      <text:p text:style-name="P1"><text:tab/># here's the fallback if no module succeeds</text:p>
      <text:p text:style-name="P1"><text:tab/>session requisite <text:s text:c="22"/>pam_deny.so</text:p>
      <text:p text:style-name="P1"><text:tab/># prime the stack with a positive return value if there isn't one already;</text:p>
      <text:p text:style-name="P1"><text:tab/># this avoids us returning an error just because nothing sets a success code</text:p>
      <text:p text:style-name="P1"><text:tab/># since the modules above will each just jump around</text:p>
      <text:p text:style-name="P1"><text:tab/>session required <text:s text:c="23"/>pam_permit.so</text:p>
      <text:p text:style-name="P1"><text:tab/># The pam_umask module will set the umask according to the system default in</text:p>
      <text:p text:style-name="P1"><text:tab/># /etc/login.defs and user settings, solving the problem of different</text:p>
      <text:p text:style-name="P1"><text:tab/># umask settings with different shells, display managers, remote sessions etc.</text:p>
      <text:p text:style-name="P1"><text:tab/># See "man pam_umask".</text:p>
      <text:p text:style-name="P1"><text:tab/>session optional <text:s text:c="23"/>pam_umask.so</text:p>
      <text:p text:style-name="P1"><text:tab/># and here are more per-package modules (the "Additional" block)</text:p>
      <text:p text:style-name="P1"><text:tab/>session required <text:s text:c="7"/>pam_unix.so</text:p>
      <text:p text:style-name="P1"><text:tab/>session optional <text:s text:c="7"/>pam_systemd.so</text:p>
      <text:p text:style-name="P1"><text:soft-page-break/><text:tab/># end of pam-auth-update config</text:p>
      <text:p text:style-name="P1"><text:tab/>session required pam_limits.so</text:p>
      <text:p text:style-name="P1">root@AlexanderCoretchi:/usr/local/src# /etc/init.d/mysql start</text:p>
      <text:p text:style-name="P1">Starting mysql (via systemctl): mysql.service.</text:p>
      <text:p text:style-name="P1">root@AlexanderCoretchi:/usr/local/src# ps ax | grep mysql</text:p>
      <text:p text:style-name="P1"><text:s text:c="2"/>60278 ? <text:s text:c="7"/>Ssl <text:s text:c="3"/>0:05 /usr/sbin/mysqld</text:p>
      <text:p text:style-name="P1"><text:s text:c="2"/>61807 pts/0 <text:s text:c="3"/>D+ <text:s text:c="4"/>0:00 grep --color=auto mysql</text:p>
      <text:p text:style-name="P1">root@AlexanderCoretchi:/usr/local/src# systemctl daemon-reload</text:p>
      <text:p text:style-name="P1">root@AlexanderCoretchi:/usr/local/src# mysql -uroot -e "CREATE FUNCTION fnv1a_64 RETURNS INTEGER SONAME 'libfnv1a_udf.so'" -pUnifunroot*1</text:p>
      <text:p text:style-name="P1">mysql: [Warning] Using a password on the command line interface can be insecure.</text:p>
      <text:p text:style-name="P1">root@AlexanderCoretchi:/usr/local/src# mysql -uroot -e "CREATE FUNCTION fnv_64 RETURNS INTEGER SONAME 'libfnv_udf.so'" -pUnifunroot*1</text:p>
      <text:p text:style-name="P1">mysql: [Warning] Using a password on the command line interface can be insecure.</text:p>
      <text:p text:style-name="P1">root@AlexanderCoretchi:/usr/local/src# mysql -uroot -e "CREATE FUNCTION murmur_hash RETURNS INTEGER SONAME 'libmurmur_udf.so'" -pUnifunroot*1</text:p>
      <text:p text:style-name="P1">mysql: [Warning] Using a password on the command line interface can be insecure.</text:p>
      <text:p text:style-name="P1">root@AlexanderCoretchi:/usr/local/src# </text:p>
      <text:p text:style-name="P1">root@AlexanderCoretchi:/usr/local/src# </text:p>
      <text:p text:style-name="P1">root@AlexanderCoretchi:/usr/local/src# </text:p>
      <text:p text:style-name="P1">root@AlexanderCoretchi:/usr/local/src# mkdir -p /etc/systemd/system/mysql.service.d/</text:p>
      <text:p text:style-name="P1">root@AlexanderCoretchi:/usr/local/src# nano /etc/systemd/system/mysql.service.d/limits.conf</text:p>
      <text:p text:style-name="P1">root@AlexanderCoretchi:/usr/local/src# mkdir -p /etc/systemd/system/mysql.service.d/</text:p>
      <text:p text:style-name="P1">root@AlexanderCoretchi:/usr/local/src# nano /etc/systemd/system/mysql.service.d/limits.conf</text:p>
      <text:p text:style-name="P1">root@AlexanderCoretchi:/usr/local/src# systemctl daemon-reload</text:p>
      <text:p text:style-name="P1">root@AlexanderCoretchi:/usr/local/src# service mysql restart</text:p>
      <text:p text:style-name="P1">root@AlexanderCoretchi:/usr/local/src# ps ax | grep mysql</text:p>
      <text:p text:style-name="P1"><text:s text:c="2"/>62110 ? <text:s text:c="7"/>Ssl <text:s text:c="3"/>0:00 /usr/sbin/mysqld</text:p>
      <text:p text:style-name="P1"><text:s text:c="2"/>62162 pts/0 <text:s text:c="3"/>S+ <text:s text:c="4"/>0:00 grep --color=auto mysql</text:p>
      <text:p text:style-name="P1">root@AlexanderCoretchi:/usr/local/src# </text:p>
      <text:p text:style-name="P1">root@AlexanderCoretchi:/usr/local/src# </text:p>
      <text:p text:style-name="P1">root@AlexanderCoretchi:/usr/local/src# nano /etc/security/limits.conf</text:p>
      <text:p text:style-name="P1">root@AlexanderCoretchi:/usr/local/src# nano /etc/security/limits.conf</text:p>
      <text:p text:style-name="P1">root@AlexanderCoretchi:/usr/local/src# nano /etc/pam.d/common-session</text:p>
      <text:p text:style-name="P1">root@AlexanderCoretchi:/usr/local/src# nano /etc/pam.d/common-session</text:p>
      <text:p text:style-name="P1">root@AlexanderCoretchi:/usr/local/src# nano /etc/systemd/system/mysql.service.d/limits.conf</text:p>
      <text:p text:style-name="P1">root@AlexanderCoretchi:/usr/local/src# nano /etc/security/limits.conf</text:p>
      <text:p text:style-name="P1">root@AlexanderCoretchi:/usr/local/src# nano /etc/pam.d/common-session</text:p>
      <text:p text:style-name="P1">root@AlexanderCoretchi:/usr/local/src# nano /etc/pam.d/common-session</text:p>
      <text:p text:style-name="P1">root@AlexanderCoretchi:/usr/local/src# nano /etc/mysql/mysql.conf.d/mysqld.cnf</text:p>
      <text:p text:style-name="P1">root@AlexanderCoretchi:/usr/local/src# nano /etc/mysql/mysql.conf.d/mysqld.cnf</text:p>
      <text:p text:style-name="P1">root@AlexanderCoretchi:/usr/local/src# </text:p>
      <text:p text:style-name="P1">root@AlexanderCoretchi:/usr/local/src# systemctl enable mysql</text:p>
      <text:p text:style-name="P1">Synchronizing state of mysql.service with SysV service script with /lib/systemd/systemd-sysv-install.</text:p>
      <text:p text:style-name="P1">Executing: /lib/systemd/systemd-sysv-install enable mysql</text:p>
      <text:p text:style-name="P1">root@AlexanderCoretchi:/usr/local/src# </text:p>
      <text:p text:style-name="P1">root@AlexanderCoretchi:/usr/local/src# service mysql restart</text:p>
      <text:p text:style-name="P1">root@AlexanderCoretchi:/usr/local/src# ps ax | grep mysql</text:p>
      <text:p text:style-name="P1"><text:s text:c="2"/>62523 ? <text:s text:c="7"/>Ssl <text:s text:c="3"/>0:03 /usr/sbin/mysqld</text:p>
      <text:p text:style-name="P1"><text:soft-page-break/><text:s text:c="2"/>62595 pts/0 <text:s text:c="3"/>S+ <text:s text:c="4"/>0:00 grep --color=auto mysql</text:p>
      <text:p text:style-name="P1">root@AlexanderCoretchi:/usr/local/src# </text:p>
      <text:p text:style-name="P1">root@AlexanderCoretchi:/usr/local/src# mysql -uroot -pUnifunroot*1</text:p>
      <text:p text:style-name="P1">mysql: [Warning] Using a password on the command line interface can be insecure.</text:p>
      <text:p text:style-name="P1">Welcome to the MySQL monitor. <text:s/>Commands end with ; or \g.</text:p>
      <text:p text:style-name="P1">Your MySQL connection id is 8</text:p>
      <text:p text:style-name="P1">Server version: 8.0.28-20 Percona Server (GPL), Release '20', Revision 'fd4b5a776a6'</text:p>
      <text:p text:style-name="P1"/>
      <text:p text:style-name="P1">Copyright (c) 2009-2022 Percona LLC and/or its affiliates</text:p>
      <text:p text:style-name="P1">Copyright (c) 2000, 2022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elect now();</text:p>
      <text:p text:style-name="P1">+---------------------+</text:p>
      <text:p text:style-name="P1">| now() <text:s text:c="14"/>|</text:p>
      <text:p text:style-name="P1">+---------------------+</text:p>
      <text:p text:style-name="P1">| 2022-07-21 17:12:08 |</text:p>
      <text:p text:style-name="P1">+---------------------+</text:p>
      <text:p text:style-name="P1">1 row in set (0.00 sec)</text:p>
      <text:p text:style-name="P1"/>
      <text:p text:style-name="P1">mysql&gt; mysql -uroot -pUnifunroot*1</text:p>
      <text:p text:style-name="P1"><text:s text:c="4"/>-&gt; CREATE USER 'nagios'@'localhost' IDENTIFIED by 'GrodistunwzaL1*' ;</text:p>
      <text:p text:style-name="P1">ERROR 2013 (HY000): Lost connection to MySQL server during query</text:p>
      <text:p text:style-name="P1">No connection. Trying to reconnect...</text:p>
      <text:p text:style-name="P1">Connection id: <text:s text:c="3"/>9</text:p>
      <text:p text:style-name="P1">Current database: *** NONE ***</text:p>
      <text:p text:style-name="P1"/>
      <text:p text:style-name="P1">ERROR 1064 (42000): You have an error in your SQL syntax; check the manual that corresponds to your MySQL server version for the right syntax to use near 'mysql -uroot -pUnifunroot*1</text:p>
      <text:p text:style-name="P1">CREATE USER 'nagios'@'localhost' IDENTIFIED by 'Grod' at line 1</text:p>
      <text:p text:style-name="P1">mysql&gt; mysql -uroot -pUnifunroot*1</text:p>
      <text:p text:style-name="P1"><text:s text:c="4"/>-&gt; CREATE USER 'nagios'@'localhost' IDENTIFIED by 'GrodistunwzaL1*' ;</text:p>
      <text:p text:style-name="P1">ERROR 2013 (HY000): Lost connection to MySQL server during query</text:p>
      <text:p text:style-name="P1">No connection. Trying to reconnect...</text:p>
      <text:p text:style-name="P1">Connection id: <text:s text:c="3"/>10</text:p>
      <text:p text:style-name="P1">Current database: *** NONE ***</text:p>
      <text:p text:style-name="P1"/>
      <text:p text:style-name="P1">ERROR 1064 (42000): You have an error in your SQL syntax; check the manual that corresponds to your MySQL server version for the right syntax to use near 'mysql -uroot -pUnifunroot*1</text:p>
      <text:p text:style-name="P1">CREATE USER 'nagios'@'localhost' IDENTIFIED by 'Grod' at line 1</text:p>
      <text:p text:style-name="P1">mysql&gt; mysql -uroot -pUnifunroot*1</text:p>
      <text:p text:style-name="P1"><text:s text:c="4"/>-&gt; CREATE USER 'nagios'@'localhost' IDENTIFIED by 'GrodistunwzaL1*' ;</text:p>
      <text:p text:style-name="P1">ERROR 2013 (HY000): Lost connection to MySQL server during query</text:p>
      <text:p text:style-name="P1">No connection. Trying to reconnect...</text:p>
      <text:p text:style-name="P1"><text:soft-page-break/>Connection id: <text:s text:c="3"/>11</text:p>
      <text:p text:style-name="P1">Current database: *** NONE ***</text:p>
      <text:p text:style-name="P1"/>
      <text:p text:style-name="P1">ERROR 1064 (42000): You have an error in your SQL syntax; check the manual that corresponds to your MySQL server version for the right syntax to use near 'mysql -uroot -pUnifunroot*1</text:p>
      <text:p text:style-name="P1">CREATE USER 'nagios'@'localhost' IDENTIFIED by 'Grod' at line 1</text:p>
      <text:p text:style-name="P1">mysql&gt; mysql -uroot -pUnifunroot*1</text:p>
      <text:p text:style-name="P1"><text:s text:c="4"/>-&gt; CREATE USER 'nagios'@'localhost' IDENTIFIED by 'GrodistunwzaL1*' ;</text:p>
      <text:p text:style-name="P1">ERROR 2013 (HY000): Lost connection to MySQL server during query</text:p>
      <text:p text:style-name="P1">No connection. Trying to reconnect...</text:p>
      <text:p text:style-name="P1">Connection id: <text:s text:c="3"/>12</text:p>
      <text:p text:style-name="P1">Current database: *** NONE ***</text:p>
      <text:p text:style-name="P1"/>
      <text:p text:style-name="P1">ERROR 1064 (42000): You have an error in your SQL syntax; check the manual that corresponds to your MySQL server version for the right syntax to use near 'mysql -uroot -pUnifunroot*1</text:p>
      <text:p text:style-name="P1">CREATE USER 'nagios'@'localhost' IDENTIFIED by 'Grod' at line 1</text:p>
      <text:p text:style-name="P1">mysql&gt; GRANT SELECT, UPDATE, DELETE, PROCESS, SUPER, EXECUTE, REPLICATION CLIENT, reload ON *.* TO 'nagios'@'localhost';</text:p>
      <text:p text:style-name="P1">ERROR 1410 (42000): You are not allowed to create a user with GRANT</text:p>
      <text:p text:style-name="P1">mysql&gt; ALTER USER 'nagios'@'localhost' PASSWORD EXPIRE NEVER;</text:p>
      <text:p text:style-name="P1">ERROR 1396 (HY000): Operation ALTER USER failed for 'nagios'@'localhost'</text:p>
      <text:p text:style-name="P1">mysql&gt; ALTER USER 'nagios'@'localhost' WITH MAX_USER_CONNECTIONS 15;</text:p>
      <text:p text:style-name="P1">ERROR 1396 (HY000): Operation ALTER USER failed for 'nagios'@'localhost'</text:p>
      <text:p text:style-name="P1">mysql&gt; FLUSH PRIVILEGES;</text:p>
      <text:p text:style-name="P1">Query OK, 0 rows affected (0.00 sec)</text:p>
      <text:p text:style-name="P1"/>
      <text:p text:style-name="P1">mysql&gt; exit;</text:p>
      <text:p text:style-name="P1">Bye</text:p>
      <text:p text:style-name="P1">root@AlexanderCoretchi:/usr/local/src# <text:s/>mysql -unagios -pGrodistunwzaL1*</text:p>
      <text:p text:style-name="P1">mysql: [Warning] Using a password on the command line interface can be insecure.</text:p>
      <text:p text:style-name="P1">ERROR 1045 (28000): Access denied for user 'nagios'@'localhost' (using password: YES)</text:p>
      <text:p text:style-name="P1">root@AlexanderCoretchi:/usr/local/src# select now();</text:p>
      <text:p text:style-name="P1">bash: syntax error near unexpected token `('</text:p>
      <text:p text:style-name="P1">root@AlexanderCoretchi:/usr/local/src# exit;</text:p>
      <text:p text:style-name="P1">exit</text:p>
      <text:p text:style-name="P1">There are stopped jobs.</text:p>
      <text:p text:style-name="P1">root@AlexanderCoretchi:/usr/local/src# </text:p>
      <text:p text:style-name="P1">root@AlexanderCoretchi:/usr/local/src# </text:p>
      <text:p text:style-name="P1">root@AlexanderCoretchi:/usr/local/src# </text:p>
      <text:p text:style-name="P1">root@AlexanderCoretchi:/usr/local/src# </text:p>
      <text:p text:style-name="P1">root@AlexanderCoretchi:/usr/local/src# mysql -uroot -pUnifunroot*1</text:p>
      <text:p text:style-name="P1">mysql: [Warning] Using a password on the command line interface can be insecure.</text:p>
      <text:p text:style-name="P1">Welcome to the MySQL monitor. <text:s/>Commands end with ; or \g.</text:p>
      <text:p text:style-name="P1">Your MySQL connection id is 14</text:p>
      <text:p text:style-name="P1">Server version: 8.0.28-20 Percona Server (GPL), Release '20', Revision 'fd4b5a776a6'</text:p>
      <text:p text:style-name="P1"/>
      <text:p text:style-name="P1">Copyright (c) 2009-2022 Percona LLC and/or its affiliates</text:p>
      <text:p text:style-name="P1">Copyright (c) 2000, 2022, Oracle and/or its affiliates.</text:p>
      <text:p text:style-name="P1"/>
      <text:p text:style-name="P1"><text:soft-page-break/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elect now()</text:p>
      <text:p text:style-name="P1"><text:s text:c="4"/>-&gt; mysql -uroot -pUnifunroot*1</text:p>
      <text:p text:style-name="P1"><text:s text:c="4"/>-&gt; CREATE USER 'nagios'@'localhost' IDENTIFIED by 'GrodistunwzaL1*' ;</text:p>
      <text:p text:style-name="P1">ERROR 1064 (42000): You have an error in your SQL syntax; check the manual that corresponds to your MySQL server version for the right syntax to use near '-uroot -pUnifunroot*1</text:p>
      <text:p text:style-name="P1">CREATE USER 'nagios'@'localhost' IDENTIFIED by 'Grodistunw' at line 2</text:p>
      <text:p text:style-name="P1">mysql&gt; exit;</text:p>
      <text:p text:style-name="P1">Bye</text:p>
      <text:p text:style-name="P1">root@AlexanderCoretchi:/usr/local/src# </text:p>
      <text:p text:style-name="P1">root@AlexanderCoretchi:/usr/local/src# mysql -uroot -pUnifunroot*1</text:p>
      <text:p text:style-name="P1">mysql: [Warning] Using a password on the command line interface can be insecure.</text:p>
      <text:p text:style-name="P1">Welcome to the MySQL monitor. <text:s/>Commands end with ; or \g.</text:p>
      <text:p text:style-name="P1">Your MySQL connection id is 15</text:p>
      <text:p text:style-name="P1">Server version: 8.0.28-20 Percona Server (GPL), Release '20', Revision 'fd4b5a776a6'</text:p>
      <text:p text:style-name="P1"/>
      <text:p text:style-name="P1">Copyright (c) 2009-2022 Percona LLC and/or its affiliates</text:p>
      <text:p text:style-name="P1">Copyright (c) 2000, 2022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CREATE USER 'nagios'@'localhost' IDENTIFIED by 'GrodistunwzaL1*' ;</text:p>
      <text:p text:style-name="P1">Query OK, 0 rows affected (0.27 sec)</text:p>
      <text:p text:style-name="P1"/>
      <text:p text:style-name="P1">mysql&gt; GRANT SELECT, UPDATE, DELETE, PROCESS, SUPER, EXECUTE, REPLICATION CLIENT, reload ON *.* TO 'nagios'@'localhost';</text:p>
      <text:p text:style-name="P1">ERROR 2013 (HY000): Lost connection to MySQL server during query</text:p>
      <text:p text:style-name="P1">No connection. Trying to reconnect...</text:p>
      <text:p text:style-name="P1">Connection id: <text:s text:c="3"/>16</text:p>
      <text:p text:style-name="P1">Current database: *** NONE ***</text:p>
      <text:p text:style-name="P1"/>
      <text:p text:style-name="P1">Query OK, 0 rows affected, 2 warnings (0.02 sec)</text:p>
      <text:p text:style-name="P1"/>
      <text:p text:style-name="P1">mysql&gt; GRANT SELECT, UPDATE, DELETE, PROCESS, SUPER, EXECUTE, REPLICATION CLIENT, reload ON *.* TO 'nagios'@'localhost';</text:p>
      <text:p text:style-name="P1">Query OK, 0 rows affected, 2 warnings (0.00 sec)</text:p>
      <text:p text:style-name="P1"/>
      <text:p text:style-name="P1">mysql&gt; ALTER USER 'nagios'@'localhost' PASSWORD EXPIRE NEVER;</text:p>
      <text:p text:style-name="P1">Query OK, 0 rows affected (0.00 sec)</text:p>
      <text:p text:style-name="P1"/>
      <text:p text:style-name="P1"><text:soft-page-break/>mysql&gt; ALTER USER 'nagios'@'localhost' WITH MAX_USER_CONNECTIONS 15;</text:p>
      <text:p text:style-name="P1">Query OK, 0 rows affected (0.00 sec)</text:p>
      <text:p text:style-name="P1"/>
      <text:p text:style-name="P1">mysql&gt; FLUSH PRIVILEGES;</text:p>
      <text:p text:style-name="P1">Query OK, 0 rows affected (0.00 sec)</text:p>
      <text:p text:style-name="P1"/>
      <text:p text:style-name="P1">mysql&gt; exit;</text:p>
      <text:p text:style-name="P1">Bye</text:p>
      <text:p text:style-name="P1">root@AlexanderCoretchi:/usr/local/src# </text:p>
      <text:p text:style-name="P1">root@AlexanderCoretchi:/usr/local/src# mysql -unagios -pGrodistunwzaL1*</text:p>
      <text:p text:style-name="P1">mysql: [Warning] Using a password on the command line interface can be insecure.</text:p>
      <text:p text:style-name="P1">Welcome to the MySQL monitor. <text:s/>Commands end with ; or \g.</text:p>
      <text:p text:style-name="P1">Your MySQL connection id is 17</text:p>
      <text:p text:style-name="P1">Server version: 8.0.28-20 Percona Server (GPL), Release '20', Revision 'fd4b5a776a6'</text:p>
      <text:p text:style-name="P1"/>
      <text:p text:style-name="P1">Copyright (c) 2009-2022 Percona LLC and/or its affiliates</text:p>
      <text:p text:style-name="P1">Copyright (c) 2000, 2022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elect now()</text:p>
      <text:p text:style-name="P1"><text:s text:c="4"/>-&gt; </text:p>
      <text:p text:style-name="P1">[2]+ <text:s/>Stopped <text:s text:c="16"/>mysql -unagios -pGrodistunwzaL1*</text:p>
      <text:p text:style-name="P1">root@AlexanderCoretchi:/usr/local/src# </text:p>
      <text:p text:style-name="P1">root@AlexanderCoretchi:/usr/local/src# </text:p>
      <text:p text:style-name="P1">root@AlexanderCoretchi:/usr/local/src# mysql -unagios -pGrodistunwzaL1*</text:p>
      <text:p text:style-name="P1">mysql: [Warning] Using a password on the command line interface can be insecure.</text:p>
      <text:p text:style-name="P1">Welcome to the MySQL monitor. <text:s/>Commands end with ; or \g.</text:p>
      <text:p text:style-name="P1">Your MySQL connection id is 18</text:p>
      <text:p text:style-name="P1">Server version: 8.0.28-20 Percona Server (GPL), Release '20', Revision 'fd4b5a776a6'</text:p>
      <text:p text:style-name="P1"/>
      <text:p text:style-name="P1">Copyright (c) 2009-2022 Percona LLC and/or its affiliates</text:p>
      <text:p text:style-name="P1">Copyright (c) 2000, 2022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elect now();</text:p>
      <text:p text:style-name="P1">+---------------------+</text:p>
      <text:p text:style-name="P1">| now() <text:s text:c="14"/>|</text:p>
      <text:p text:style-name="P1">+---------------------+</text:p>
      <text:p text:style-name="P1">| 2022-07-21 17:31:37 |</text:p>
      <text:p text:style-name="P1"><text:soft-page-break/>+---------------------+</text:p>
      <text:p text:style-name="P1">1 row in set (0.00 sec)</text:p>
      <text:p text:style-name="P1"/>
      <text:p text:style-name="P1">mysql&gt; select now();</text:p>
      <text:p text:style-name="P1">ERROR 2013 (HY000): Lost connection to MySQL server during query</text:p>
      <text:p text:style-name="P1">No connection. Trying to reconnect...</text:p>
      <text:p text:style-name="P1">Connection id: <text:s text:c="3"/>19</text:p>
      <text:p text:style-name="P1">Current database: *** NONE ***</text:p>
      <text:p text:style-name="P1"/>
      <text:p text:style-name="P1">+---------------------+</text:p>
      <text:p text:style-name="P1">| now() <text:s text:c="14"/>|</text:p>
      <text:p text:style-name="P1">+---------------------+</text:p>
      <text:p text:style-name="P1">| 2022-07-21 17:33:06 |</text:p>
      <text:p text:style-name="P1">+---------------------+</text:p>
      <text:p text:style-name="P1">1 row in set (0.00 sec)</text:p>
      <text:p text:style-name="P1"/>
      <text:p text:style-name="P1">mysql&gt; </text:p>
      <text:p text:style-name="P1">mysql&gt; </text:p>
      <text:p text:style-name="P1">mysql&gt; exit</text:p>
      <text:p text:style-name="P1">Bye</text:p>
      <text:p text:style-name="P1">root@AlexanderCoretchi:/usr/local/src# </text:p>
      <text:p text:style-name="P1">root@AlexanderCoretchi:/usr/local/src# </text:p>
      <text:p text:style-name="P1">root@AlexanderCoretchi:/usr/local/src# </text:p>
      <text:p text:style-name="P1">root@AlexanderCoretchi:/usr/local/src# mysql -uroot -pUnifunroot*1</text:p>
      <text:p text:style-name="P1">mysql: [Warning] Using a password on the command line interface can be insecure.</text:p>
      <text:p text:style-name="P1">Welcome to the MySQL monitor. <text:s/>Commands end with ; or \g.</text:p>
      <text:p text:style-name="P1">Your MySQL connection id is 20</text:p>
      <text:p text:style-name="P1">Server version: 8.0.28-20 Percona Server (GPL), Release '20', Revision 'fd4b5a776a6'</text:p>
      <text:p text:style-name="P1"/>
      <text:p text:style-name="P1">Copyright (c) 2009-2022 Percona LLC and/or its affiliates</text:p>
      <text:p text:style-name="P1">Copyright (c) 2000, 2022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CREATE USER 'nagios'@'localhost' IDENTIFIED by 'GrodistunwzaL1*' ;</text:p>
      <text:p text:style-name="P1">ERROR 1396 (HY000): Operation CREATE USER failed for 'nagios'@'localhost'</text:p>
      <text:p text:style-name="P1">mysql&gt; </text:p>
      <text:p text:style-name="P1">mysql&gt; </text:p>
      <text:p text:style-name="P1">mysql&gt; exit</text:p>
      <text:p text:style-name="P1">Bye</text:p>
      <text:p text:style-name="P1">root@AlexanderCoretchi:/usr/local/src# </text:p>
      <text:p text:style-name="P1">root@AlexanderCoretchi:/usr/local/src# </text:p>
      <text:p text:style-name="P1">root@AlexanderCoretchi:/usr/local/src# </text:p>
      <text:p text:style-name="P1">root@AlexanderCoretchi:/usr/local/src# mysql -uroot -pUnifunroot*1</text:p>
      <text:p text:style-name="P1">mysql: [Warning] Using a password on the command line interface can be insecure.</text:p>
      <text:p text:style-name="P1"><text:soft-page-break/>Welcome to the MySQL monitor. <text:s/>Commands end with ; or \g.</text:p>
      <text:p text:style-name="P1">Your MySQL connection id is 21</text:p>
      <text:p text:style-name="P1">Server version: 8.0.28-20 Percona Server (GPL), Release '20', Revision 'fd4b5a776a6'</text:p>
      <text:p text:style-name="P1"/>
      <text:p text:style-name="P1">Copyright (c) 2009-2022 Percona LLC and/or its affiliates</text:p>
      <text:p text:style-name="P1">Copyright (c) 2000, 2022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CREATE USER 'nagios'@'localhost' IDENTIFIED by 'GrodistunwzaL1*' ;</text:p>
      <text:p text:style-name="P1">ERROR 1396 (HY000): Operation CREATE USER failed for 'nagios'@'localhost'</text:p>
      <text:p text:style-name="P1">mysql&gt; select user, host from user;</text:p>
      <text:p text:style-name="P1">ERROR 2013 (HY000): Lost connection to MySQL server during query</text:p>
      <text:p text:style-name="P1">No connection. Trying to reconnect...</text:p>
      <text:p text:style-name="P1">Connection id: <text:s text:c="3"/>22</text:p>
      <text:p text:style-name="P1">Current database: *** NONE ***</text:p>
      <text:p text:style-name="P1"/>
      <text:p text:style-name="P1">ERROR 1046 (3D000): No database selected</text:p>
      <text:p text:style-name="P1">mysql&gt; exit</text:p>
      <text:p text:style-name="P1">Bye</text:p>
      <text:p text:style-name="P1">root@AlexanderCoretchi:/usr/local/src# </text:p>
      <text:p text:style-name="P1">root@AlexanderCoretchi:/usr/local/src# </text:p>
      <text:p text:style-name="P1">root@AlexanderCoretchi:/usr/local/src# mysql -uroot -pUnifunroot*1</text:p>
      <text:p text:style-name="P1">mysql: [Warning] Using a password on the command line interface can be insecure.</text:p>
      <text:p text:style-name="P1">Welcome to the MySQL monitor. <text:s/>Commands end with ; or \g.</text:p>
      <text:p text:style-name="P1">Your MySQL connection id is 23</text:p>
      <text:p text:style-name="P1">Server version: 8.0.28-20 Percona Server (GPL), Release '20', Revision 'fd4b5a776a6'</text:p>
      <text:p text:style-name="P1"/>
      <text:p text:style-name="P1">Copyright (c) 2009-2022 Percona LLC and/or its affiliates</text:p>
      <text:p text:style-name="P1">Copyright (c) 2000, 2022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CREATE USER 'nagios'@'localhost' IDENTIFIED by 'GrodistunwzaL1*' ;</text:p>
      <text:p text:style-name="P1">ERROR 1396 (HY000): Operation CREATE USER failed for 'nagios'@'localhost'</text:p>
      <text:p text:style-name="P1">mysql&gt; GRANT SELECT, UPDATE, DELETE, PROCESS, SUPER, EXECUTE, REPLICATION CLIENT, reload ON *.* TO 'nagios'@'localhost';</text:p>
      <text:p text:style-name="P1">Query OK, 0 rows affected, 2 warnings (0.00 sec)</text:p>
      <text:p text:style-name="P1"/>
      <text:p text:style-name="P1">mysql&gt; ALTER USER 'nagios'@'localhost' PASSWORD EXPIRE NEVER;</text:p>
      <text:p text:style-name="P1">Query OK, 0 rows affected (0.00 sec)</text:p>
      <text:p text:style-name="P1"><text:soft-page-break/></text:p>
      <text:p text:style-name="P1">mysql&gt; ALTER USER 'nagios'@'localhost' WITH MAX_USER_CONNECTIONS 15;</text:p>
      <text:p text:style-name="P1">Query OK, 0 rows affected (0.00 sec)</text:p>
      <text:p text:style-name="P1"/>
      <text:p text:style-name="P1">mysql&gt; FLUSH PRIVILEGES;</text:p>
      <text:p text:style-name="P1">Query OK, 0 rows affected (0.00 sec)</text:p>
      <text:p text:style-name="P1"/>
      <text:p text:style-name="P1">mysql&gt; exit;</text:p>
      <text:p text:style-name="P1">Bye</text:p>
      <text:p text:style-name="P1">root@AlexanderCoretchi:/usr/local/src# <text:s/>mysql -unagios -pGrodistunwzaL1*</text:p>
      <text:p text:style-name="P1">mysql: [Warning] Using a password on the command line interface can be insecure.</text:p>
      <text:p text:style-name="P1">Welcome to the MySQL monitor. <text:s/>Commands end with ; or \g.</text:p>
      <text:p text:style-name="P1">Your MySQL connection id is 24</text:p>
      <text:p text:style-name="P1">Server version: 8.0.28-20 Percona Server (GPL), Release '20', Revision 'fd4b5a776a6'</text:p>
      <text:p text:style-name="P1"/>
      <text:p text:style-name="P1">Copyright (c) 2009-2022 Percona LLC and/or its affiliates</text:p>
      <text:p text:style-name="P1">Copyright (c) 2000, 2022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elect now();</text:p>
      <text:p text:style-name="P1">+---------------------+</text:p>
      <text:p text:style-name="P1">| now() <text:s text:c="14"/>|</text:p>
      <text:p text:style-name="P1">+---------------------+</text:p>
      <text:p text:style-name="P1">| 2022-07-21 17:40:07 |</text:p>
      <text:p text:style-name="P1">+---------------------+</text:p>
      <text:p text:style-name="P1">1 row in set (0.00 sec)</text:p>
      <text:p text:style-name="P1"/>
      <text:p text:style-name="P1">mysql&gt; exit;</text:p>
      <text:p text:style-name="P1">Bye</text:p>
      <text:p text:style-name="P1">root@AlexanderCoretchi:/usr/local/src# </text:p>
      <text:p text:style-name="P1">root@AlexanderCoretchi:/usr/local/src# </text:p>
      <text:p text:style-name="P1">root@AlexanderCoretchi:/usr/local/src# grep -ri 'mysql' /etc/logrotate.*</text:p>
      <text:p text:style-name="P1">root@AlexanderCoretchi:/usr/local/src# grep -ri 'mysql' /etc/logrotate.*</text:p>
      <text:p text:style-name="P1">root@AlexanderCoretchi:/usr/local/src# </text:p>
      <text:p text:style-name="P1">root@AlexanderCoretchi:/usr/local/src# cd /etc</text:p>
      <text:p text:style-name="P1">root@AlexanderCoretchi:/etc# ls</text:p>
      <text:p text:style-name="P1">acpi <text:s text:c="26"/>fwupd <text:s text:c="11"/>machine-id <text:s text:c="14"/>rmt</text:p>
      <text:p text:style-name="P1">adduser.conf <text:s text:c="18"/>gai.conf <text:s text:c="8"/>magic <text:s text:c="19"/>rpc</text:p>
      <text:p text:style-name="P1">alsa <text:s text:c="26"/>gamemode.ini <text:s text:c="4"/>magic.mime <text:s text:c="14"/>rsyslog.conf</text:p>
      <text:p text:style-name="P1">alternatives <text:s text:c="18"/>gdb <text:s text:c="13"/>mailcap <text:s text:c="17"/>rsyslog.d</text:p>
      <text:p text:style-name="P1">anacrontab <text:s text:c="20"/>gdm3 <text:s text:c="12"/>mailcap.order <text:s text:c="11"/>rygel.conf</text:p>
      <text:p text:style-name="P1">apg.conf <text:s text:c="22"/>geoclue <text:s text:c="9"/>manpath.config <text:s text:c="10"/>sane.d</text:p>
      <text:p text:style-name="P1">apm <text:s text:c="27"/>ghostscript <text:s text:c="5"/>mecabrc <text:s text:c="17"/>security</text:p>
      <text:p text:style-name="P1">apparmor <text:s text:c="22"/>glvnd <text:s text:c="11"/>mime.types <text:s text:c="14"/>selinux</text:p>
      <text:p text:style-name="P1"><text:soft-page-break/>apparmor.d <text:s text:c="20"/>gnome <text:s text:c="11"/>mke2fs.conf <text:s text:c="13"/>sensors3.conf</text:p>
      <text:p text:style-name="P1">apport <text:s text:c="24"/>groff <text:s text:c="11"/>ModemManager <text:s text:c="12"/>sensors.d</text:p>
      <text:p text:style-name="P1">appstream.conf <text:s text:c="16"/>group <text:s text:c="11"/>modprobe.d <text:s text:c="14"/>services</text:p>
      <text:p text:style-name="P1">apt <text:s text:c="27"/>group- <text:s text:c="10"/>modules <text:s text:c="17"/>sgml</text:p>
      <text:p text:style-name="P1">avahi <text:s text:c="25"/>grub.d <text:s text:c="10"/>modules-load.d <text:s text:c="10"/>shadow</text:p>
      <text:p text:style-name="P1">bash.bashrc <text:s text:c="19"/>gshadow <text:s text:c="9"/>mtab <text:s text:c="20"/>shadow-</text:p>
      <text:p text:style-name="P1">bash_completion <text:s text:c="15"/>gshadow- <text:s text:c="8"/>mtools.conf <text:s text:c="13"/>shells</text:p>
      <text:p text:style-name="P1">bash_completion.d <text:s text:c="13"/>gss <text:s text:c="13"/>mysql <text:s text:c="19"/>skel</text:p>
      <text:p text:style-name="P1">bindresvport.blacklist <text:s text:c="8"/>gtk-2.0 <text:s text:c="9"/>nanorc <text:s text:c="18"/>snmp</text:p>
      <text:p text:style-name="P1">binfmt.d <text:s text:c="22"/>gtk-3.0 <text:s text:c="9"/>netplan <text:s text:c="17"/>speech-dispatcher</text:p>
      <text:p text:style-name="P1">bluetooth <text:s text:c="21"/>hdparm.conf <text:s text:c="5"/>network <text:s text:c="17"/>ssh</text:p>
      <text:p text:style-name="P1">brlapi.key <text:s text:c="20"/>host.conf <text:s text:c="7"/>networkd-dispatcher <text:s text:c="5"/>ssl</text:p>
      <text:p text:style-name="P1">brltty <text:s text:c="24"/>hostid <text:s text:c="10"/>NetworkManager <text:s text:c="10"/>subgid</text:p>
      <text:p text:style-name="P1">brltty.conf <text:s text:c="19"/>hostname <text:s text:c="8"/>networks <text:s text:c="16"/>subgid-</text:p>
      <text:p text:style-name="P1">ca-certificates <text:s text:c="15"/>hosts <text:s text:c="11"/>newt <text:s text:c="20"/>subuid</text:p>
      <text:p text:style-name="P1">ca-certificates.conf <text:s text:c="10"/>hosts.allow <text:s text:c="5"/>nsswitch.conf <text:s text:c="11"/>subuid-</text:p>
      <text:p text:style-name="P1">ca-certificates.conf.dpkg-old <text:s/>hosts.deny <text:s text:c="6"/>openvpn <text:s text:c="17"/>sudoers</text:p>
      <text:p text:style-name="P1">calendar <text:s text:c="22"/>hp <text:s text:c="14"/>opt <text:s text:c="21"/>sudoers.d</text:p>
      <text:p text:style-name="P1">chatscripts <text:s text:c="19"/>ifplugd <text:s text:c="9"/>os-release <text:s text:c="14"/>sysctl.conf</text:p>
      <text:p text:style-name="P1">console-setup <text:s text:c="17"/>init <text:s text:c="12"/>PackageKit <text:s text:c="14"/>sysctl.d</text:p>
      <text:p text:style-name="P1">cracklib <text:s text:c="22"/>init.d <text:s text:c="10"/>pam.conf <text:s text:c="16"/>systemd</text:p>
      <text:p text:style-name="P1">cron.d <text:s text:c="24"/>initramfs-tools <text:s/>pam.d <text:s text:c="19"/>terminfo</text:p>
      <text:p text:style-name="P1">cron.daily <text:s text:c="20"/>inputrc <text:s text:c="9"/>papersize <text:s text:c="15"/>thermald</text:p>
      <text:p text:style-name="P1">cron.hourly <text:s text:c="19"/>insserv.conf.d <text:s text:c="2"/>passwd <text:s text:c="18"/>thunderbird</text:p>
      <text:p text:style-name="P1">cron.monthly <text:s text:c="18"/>iproute2 <text:s text:c="8"/>passwd- <text:s text:c="17"/>timezone</text:p>
      <text:p text:style-name="P1">crontab <text:s text:c="23"/>issue <text:s text:c="11"/>pcmcia <text:s text:c="18"/>tmpfiles.d</text:p>
      <text:p text:style-name="P1">cron.weekly <text:s text:c="19"/>issue.net <text:s text:c="7"/>perl <text:s text:c="20"/>ubuntu-advantage</text:p>
      <text:p text:style-name="P1">cups <text:s text:c="26"/>kernel <text:s text:c="10"/>pki <text:s text:c="21"/>ucf.conf</text:p>
      <text:p text:style-name="P1">cupshelpers <text:s text:c="19"/>kernel-img.conf <text:s/>pm <text:s text:c="22"/>udev</text:p>
      <text:p text:style-name="P1">dbus-1 <text:s text:c="24"/>kerneloops.conf <text:s/>pnm2ppa.conf <text:s text:c="12"/>udisks2</text:p>
      <text:p text:style-name="P1">dconf <text:s text:c="25"/>ldap <text:s text:c="12"/>polkit-1 <text:s text:c="16"/>ufw</text:p>
      <text:p text:style-name="P1">debconf.conf <text:s text:c="18"/>ld.so.cache <text:s text:c="5"/>popularity-contest.conf <text:s/>update-manager</text:p>
      <text:p text:style-name="P1">debian_version <text:s text:c="16"/>ld.so.conf <text:s text:c="6"/>ppp <text:s text:c="21"/>update-motd.d</text:p>
      <text:p text:style-name="P1">default <text:s text:c="23"/>ld.so.conf.d <text:s text:c="4"/>printcap <text:s text:c="16"/>update-notifier</text:p>
      <text:p text:style-name="P1">deluser.conf <text:s text:c="18"/>legal <text:s text:c="11"/>privoxy <text:s text:c="17"/>UPower</text:p>
      <text:p text:style-name="P1">depmod.d <text:s text:c="22"/>libao.conf <text:s text:c="6"/>profile <text:s text:c="17"/>usb_modeswitch.conf</text:p>
      <text:p text:style-name="P1">dhcp <text:s text:c="26"/>libaudit.conf <text:s text:c="3"/>profile.d <text:s text:c="15"/>usb_modeswitch.d</text:p>
      <text:p text:style-name="P1">dictionaries-common <text:s text:c="11"/>libblockdev <text:s text:c="5"/>protocols <text:s text:c="15"/>vconsole.conf</text:p>
      <text:p text:style-name="P1">doc-base <text:s text:c="22"/>libnl-3 <text:s text:c="9"/>pulse <text:s text:c="19"/>vim</text:p>
      <text:p text:style-name="P1">dpkg <text:s text:c="26"/>libpaper.d <text:s text:c="6"/>python3 <text:s text:c="17"/>vtrgb</text:p>
      <text:p text:style-name="P1">e2scrub.conf <text:s text:c="18"/>libreoffice <text:s text:c="5"/>python3.8 <text:s text:c="15"/>vulkan</text:p>
      <text:p text:style-name="P1">emacs <text:s text:c="25"/>locale.alias <text:s text:c="4"/>rc0.d <text:s text:c="19"/>wgetrc</text:p>
      <text:p text:style-name="P1">environment <text:s text:c="19"/>locale.gen <text:s text:c="6"/>rc1.d <text:s text:c="19"/>wpa_supplicant</text:p>
      <text:p text:style-name="P1">environment.d <text:s text:c="17"/>localtime <text:s text:c="7"/>rc2.d <text:s text:c="19"/>X11</text:p>
      <text:p text:style-name="P1">ethertypes <text:s text:c="20"/>logcheck <text:s text:c="8"/>rc3.d <text:s text:c="19"/>xattr.conf</text:p>
      <text:p text:style-name="P1">firefox <text:s text:c="23"/>login.defs <text:s text:c="6"/>rc4.d <text:s text:c="19"/>xdg</text:p>
      <text:p text:style-name="P1">fonts <text:s text:c="25"/>logrotate.conf <text:s text:c="2"/>rc5.d <text:s text:c="19"/>xml</text:p>
      <text:p text:style-name="P1">fprintd.conf <text:s text:c="18"/>logrotate.d <text:s text:c="5"/>rc6.d <text:s text:c="19"/>zsh_command_not_found</text:p>
      <text:p text:style-name="P1">fstab <text:s text:c="25"/>lsb-release <text:s text:c="5"/>rcS.d</text:p>
      <text:p text:style-name="P1"><text:soft-page-break/>fuse.conf <text:s text:c="21"/>ltrace.conf <text:s text:c="5"/>resolv.conf</text:p>
      <text:p text:style-name="P1">root@AlexanderCoretchi:/etc# nano /etc/logrotate.*</text:p>
      <text:p text:style-name="P1">root@AlexanderCoretchi:/etc# cd /etc/logrotate.</text:p>
      <text:p text:style-name="P1">logrotate.conf <text:s/>logrotate.d/ <text:s text:c="3"/></text:p>
      <text:p text:style-name="P1">root@AlexanderCoretchi:/etc# cd /etc/logrotate.*</text:p>
      <text:p text:style-name="P1">bash: cd: too many arguments</text:p>
      <text:p text:style-name="P1">root@AlexanderCoretchi:/etc# cd /etc/logrotate.d</text:p>
      <text:p text:style-name="P1">root@AlexanderCoretchi:/etc/logrotate.d# ls</text:p>
      <text:p text:style-name="P1">alternatives <text:s/>apt <text:s text:c="5"/>btmp <text:s text:c="8"/>dpkg <text:s/>privoxy <text:s/>speech-dispatcher <text:s text:c="6"/>ufw <text:s text:c="17"/>wtmp</text:p>
      <text:p text:style-name="P1">apport <text:s text:c="7"/>bootlog <text:s/>cups-daemon <text:s/>ppp <text:s text:c="2"/>rsyslog <text:s/>ubuntu-advantage-tools <text:s/>unattended-upgrades</text:p>
      <text:p text:style-name="P1">root@AlexanderCoretchi:/etc/logrotate.d# cd /etc/logrotate.conf</text:p>
      <text:p text:style-name="P1">bash: cd: /etc/logrotate.conf: Not a directory</text:p>
      <text:p text:style-name="P1">root@AlexanderCoretchi:/etc/logrotate.d# nano /etc/logrotate.conf</text:p>
      <text:p text:style-name="P1">root@AlexanderCoretchi:/etc/logrotate.d# cat /etc/log</text:p>
      <text:p text:style-name="P1">logcheck/ <text:s text:c="6"/>login.defs <text:s text:c="5"/>logrotate.conf <text:s/>logrotate.d/ <text:s text:c="3"/></text:p>
      <text:p text:style-name="P1">root@AlexanderCoretchi:/etc/logrotate.d# cat /etc/log</text:p>
      <text:p text:style-name="P1">logcheck/ <text:s text:c="6"/>login.defs <text:s text:c="5"/>logrotate.conf <text:s/>logrotate.d/ <text:s text:c="3"/></text:p>
      <text:p text:style-name="P1">root@AlexanderCoretchi:/etc/logrotate.d# cat /etc/logrotate.d</text:p>
      <text:p text:style-name="P1">cat: /etc/logrotate.d: Is a directory</text:p>
      <text:p text:style-name="P1">root@AlexanderCoretchi:/etc/logrotate.d# cat /etc/logrotate.conf</text:p>
      <text:p text:style-name="P1"># see "man logrotate" for details</text:p>
      <text:p text:style-name="P1"># rotate log files weekly</text:p>
      <text:p text:style-name="P1">weekly</text:p>
      <text:p text:style-name="P1"/>
      <text:p text:style-name="P1"># use the adm group by default, since this is the owning group</text:p>
      <text:p text:style-name="P1"># of /var/log/syslog.</text:p>
      <text:p text:style-name="P1">su root adm</text:p>
      <text:p text:style-name="P1"/>
      <text:p text:style-name="P1"># keep 4 weeks worth of backlogs</text:p>
      <text:p text:style-name="P1">rotate 4</text:p>
      <text:p text:style-name="P1"/>
      <text:p text:style-name="P1"># create new (empty) log files after rotating old ones</text:p>
      <text:p text:style-name="P1">create</text:p>
      <text:p text:style-name="P1"/>
      <text:p text:style-name="P1"># use date as a suffix of the rotated file</text:p>
      <text:p text:style-name="P1">#dateext</text:p>
      <text:p text:style-name="P1"/>
      <text:p text:style-name="P1"># uncomment this if you want your log files compressed</text:p>
      <text:p text:style-name="P1">#compress</text:p>
      <text:p text:style-name="P1"/>
      <text:p text:style-name="P1"># packages drop log rotation information into this directory</text:p>
      <text:p text:style-name="P1">include /etc/logrotate.d</text:p>
      <text:p text:style-name="P1"/>
      <text:p text:style-name="P1"># system-specific logs may be also be configured here.</text:p>
      <text:p text:style-name="P1">root@AlexanderCoretchi:/etc/logrotate.d# </text:p>
      <text:p text:style-name="P1">root@AlexanderCoretchi:/etc/logrotate.d# </text:p>
      <text:p text:style-name="P1">root@AlexanderCoretchi:/etc/logrotate.d# </text:p>
      <text:p text:style-name="P1">root@AlexanderCoretchi:/etc/logrotate.d# </text:p>
      <text:p text:style-name="P1">root@AlexanderCoretchi:/etc/logrotate.d# grep -ri `mysql` /etc/logrotate.*</text:p>
      <text:p text:style-name="P1"><text:soft-page-break/>ERROR 1045 (28000): Access denied for user 'root'@'localhost' (using password: NO)</text:p>
      <text:p text:style-name="P1">root@AlexanderCoretchi:/etc/logrotate.d# cd</text:p>
      <text:p text:style-name="P1">root@AlexanderCoretchi:~# </text:p>
      <text:p text:style-name="P1">root@AlexanderCoretchi:~# grep -ri `mysql` /etc/logrotate.*</text:p>
      <text:p text:style-name="P1">ERROR 1045 (28000): Access denied for user 'root'@'localhost' (using password: NO)</text:p>
      <text:p text:style-name="P1">root@AlexanderCoretchi:~# grep -ri 'mysql' /etc/logrotate.*</text:p>
      <text:p text:style-name="P1">root@AlexanderCoretchi:~# </text:p>
      <text:p text:style-name="P1">root@AlexanderCoretchi:~# </text:p>
      <text:p text:style-name="P1">root@AlexanderCoretchi:~# chmod 664 <text:s/>/var/log/mysql/*.log*</text:p>
      <text:p text:style-name="P1">root@AlexanderCoretchi:~# </text:p>
      <text:p text:style-name="P1">root@AlexanderCoretchi:~# </text:p>
      <text:p text:style-name="P1">root@AlexanderCoretchi:~# cp /home/alexander/Desktop/a.coretchi /media/alexander/4.0 GB Volume</text:p>
      <text:p text:style-name="P1">cp: target 'Volume' is not a directory</text:p>
      <text:p text:style-name="P1">root@AlexanderCoretchi:~# cp /home/alexander/Desktop/a.coretchi /media/alexander/'4.0 GB Volume'</text:p>
      <text:p text:style-name="P1">root@AlexanderCoretchi:~# </text:p>
      <text:p text:style-name="P1"/>
      <text:p text:style-name="P1"/>
      <text:p text:style-name="P1">root@AlexanderCoretchi:/etc/logrotate.d# <text:span text:style-name="T3">nano /etc/logrotate.d/mysql</text:span></text:p>
      <text:p text:style-name="P1">root@AlexanderCoretchi:/etc/logrotate.d# </text:p>
      <text:p text:style-name="P1"/>
      <text:p text:style-name="P1"/>
      <text:p text:style-name="P1">root@AlexanderCoretchi:/etc/logrotate.d# </text:p>
      <text:p text:style-name="P1">root@AlexanderCoretchi:/etc/logrotate.d# <text:span text:style-name="T3">logrotate -d /etc/logrotate.d/mysql</text:span></text:p>
      <text:p text:style-name="P1">WARNING: logrotate in debug mode does nothing except printing debug messages! <text:s/>Consider using verbose mode (-v) instead if this is not what you want.</text:p>
      <text:p text:style-name="P1"/>
      <text:p text:style-name="P1">reading config file /etc/logrotate.d/mysql</text:p>
      <text:p text:style-name="P1">Reading state from file: /var/lib/logrotate/status</text:p>
      <text:p text:style-name="P1">Allocating hash table for state file, size 64 entries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<text:soft-page-break/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/>
      <text:p text:style-name="P1">Handling 1 logs</text:p>
      <text:p text:style-name="P1"/>
      <text:p text:style-name="P1">rotating pattern: /var/log/mysql/*.log</text:p>
      <text:p text:style-name="P1">/var/log/mysqld.log</text:p>
      <text:p text:style-name="P1"><text:s/>after 1 days (7 rotations)</text:p>
      <text:p text:style-name="P1">empty log files are not rotated, old logs are removed</text:p>
      <text:p text:style-name="P1">considering log /var/log/mysql/error.log</text:p>
      <text:p text:style-name="P1">Creating new state</text:p>
      <text:p text:style-name="P1"><text:s text:c="2"/>Now: 2022-07-22 09:06</text:p>
      <text:p text:style-name="P1"><text:s text:c="2"/>Last rotated at 2022-07-22 09:00</text:p>
      <text:p text:style-name="P1"><text:s text:c="2"/>log does not need rotating (log has been already rotated)</text:p>
      <text:p text:style-name="P1">considering log /var/log/mysql/mysql-slow.log</text:p>
      <text:p text:style-name="P1">Creating new state</text:p>
      <text:p text:style-name="P1"><text:s text:c="2"/>Now: 2022-07-22 09:06</text:p>
      <text:p text:style-name="P1"><text:s text:c="2"/>Last rotated at 2022-07-22 09:00</text:p>
      <text:p text:style-name="P1"><text:s text:c="2"/>log does not need rotating (log has been already rotated)</text:p>
      <text:p text:style-name="P1">considering log /var/log/mysqld.log</text:p>
      <text:p text:style-name="P1"><text:s text:c="2"/>log /var/log/mysqld.log does not exist -- skipping</text:p>
      <text:p text:style-name="P1">Creating new state</text:p>
      <text:p text:style-name="P1">root@AlexanderCoretchi:/etc/logrotate.d# </text:p>
      <text:p text:style-name="P1">root@AlexanderCoretchi:/etc/logrotate.d# </text:p>
      <text:p text:style-name="P1">root@AlexanderCoretchi:/etc/logrotate.d# <text:span text:style-name="T3">logrotate -vf /etc/logrotate.d/mysql</text:span></text:p>
      <text:p text:style-name="P1">reading config file /etc/logrotate.d/mysql</text:p>
      <text:p text:style-name="P1">Reading state from file: /var/lib/logrotate/status</text:p>
      <text:p text:style-name="P1">Allocating hash table for state file, size 64 entries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<text:soft-page-break/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>Creating new state</text:p>
      <text:p text:style-name="P1"/>
      <text:p text:style-name="P1">Handling 1 logs</text:p>
      <text:p text:style-name="P1"/>
      <text:p text:style-name="P1">rotating pattern: /var/log/mysql/*.log</text:p>
      <text:p text:style-name="P1">/var/log/mysqld.log</text:p>
      <text:p text:style-name="P1"><text:s/>forced from command line (7 rotations)</text:p>
      <text:p text:style-name="P1">empty log files are not rotated, old logs are removed</text:p>
      <text:p text:style-name="P1">considering log /var/log/mysql/error.log</text:p>
      <text:p text:style-name="P1">Creating new state</text:p>
      <text:p text:style-name="P1"><text:s text:c="2"/>Now: 2022-07-22 09:07</text:p>
      <text:p text:style-name="P1"><text:s text:c="2"/>Last rotated at 2022-07-22 09:00</text:p>
      <text:p text:style-name="P1"><text:s text:c="2"/>log needs rotating</text:p>
      <text:p text:style-name="P1">considering log /var/log/mysql/mysql-slow.log</text:p>
      <text:p text:style-name="P1">Creating new state</text:p>
      <text:p text:style-name="P1"><text:s text:c="2"/>Now: 2022-07-22 09:07</text:p>
      <text:p text:style-name="P1"><text:s text:c="2"/>Last rotated at 2022-07-22 09:00</text:p>
      <text:p text:style-name="P1"><text:soft-page-break/><text:s text:c="2"/>log needs rotating</text:p>
      <text:p text:style-name="P1">considering log /var/log/mysqld.log</text:p>
      <text:p text:style-name="P1"><text:s text:c="2"/>log /var/log/mysqld.log does not exist -- skipping</text:p>
      <text:p text:style-name="P1">Creating new state</text:p>
      <text:p text:style-name="P1">rotating log /var/log/mysql/error.log, log-&gt;rotateCount is 7</text:p>
      <text:p text:style-name="P1">dateext suffix '-20220722'</text:p>
      <text:p text:style-name="P1">glob pattern '-[0-9][0-9][0-9][0-9][0-9][0-9][0-9][0-9]'</text:p>
      <text:p text:style-name="P1">renaming /var/log/mysql/error.log.7.gz to /var/log/mysql/error.log.8.gz (rotatecount 7, logstart 1, i 7), </text:p>
      <text:p text:style-name="P1">old log /var/log/mysql/error.log.7.gz does not exist</text:p>
      <text:p text:style-name="P1">renaming /var/log/mysql/error.log.6.gz to /var/log/mysql/error.log.7.gz (rotatecount 7, logstart 1, i 6), </text:p>
      <text:p text:style-name="P1">old log /var/log/mysql/error.log.6.gz does not exist</text:p>
      <text:p text:style-name="P1">renaming /var/log/mysql/error.log.5.gz to /var/log/mysql/error.log.6.gz (rotatecount 7, logstart 1, i 5), </text:p>
      <text:p text:style-name="P1">old log /var/log/mysql/error.log.5.gz does not exist</text:p>
      <text:p text:style-name="P1">renaming /var/log/mysql/error.log.4.gz to /var/log/mysql/error.log.5.gz (rotatecount 7, logstart 1, i 4), </text:p>
      <text:p text:style-name="P1">old log /var/log/mysql/error.log.4.gz does not exist</text:p>
      <text:p text:style-name="P1">renaming /var/log/mysql/error.log.3.gz to /var/log/mysql/error.log.4.gz (rotatecount 7, logstart 1, i 3), </text:p>
      <text:p text:style-name="P1">old log /var/log/mysql/error.log.3.gz does not exist</text:p>
      <text:p text:style-name="P1">renaming /var/log/mysql/error.log.2.gz to /var/log/mysql/error.log.3.gz (rotatecount 7, logstart 1, i 2), </text:p>
      <text:p text:style-name="P1">old log /var/log/mysql/error.log.2.gz does not exist</text:p>
      <text:p text:style-name="P1">renaming /var/log/mysql/error.log.1.gz to /var/log/mysql/error.log.2.gz (rotatecount 7, logstart 1, i 1), </text:p>
      <text:p text:style-name="P1">old log /var/log/mysql/error.log.1.gz does not exist</text:p>
      <text:p text:style-name="P1">renaming /var/log/mysql/error.log.0.gz to /var/log/mysql/error.log.1.gz (rotatecount 7, logstart 1, i 0), </text:p>
      <text:p text:style-name="P1">old log /var/log/mysql/error.log.0.gz does not exist</text:p>
      <text:p text:style-name="P1">log /var/log/mysql/error.log.8.gz doesn't exist -- won't try to dispose of it</text:p>
      <text:p text:style-name="P1">renaming /var/log/mysql/error.log to /var/log/mysql/error.log.1</text:p>
      <text:p text:style-name="P1">creating new /var/log/mysql/error.log mode = 0664 uid = 128 gid = 134</text:p>
      <text:p text:style-name="P1">running postrotate script</text:p>
      <text:p text:style-name="P1">mysqladmin: mysqladmin: [Warning] Using a password on the command line interface can be insecure.[Warning] Using a password on the command line interface can be insecure.</text:p>
      <text:p text:style-name="P1"/>
      <text:p text:style-name="P1">mysqld is alive</text:p>
      <text:p text:style-name="P1">compressing log with: /bin/gzip</text:p>
      <text:p text:style-name="P1">rotating log /var/log/mysql/mysql-slow.log, log-&gt;rotateCount is 7</text:p>
      <text:p text:style-name="P1">dateext suffix '-20220722'</text:p>
      <text:p text:style-name="P1">glob pattern '-[0-9][0-9][0-9][0-9][0-9][0-9][0-9][0-9]'</text:p>
      <text:p text:style-name="P1">renaming /var/log/mysql/mysql-slow.log.7.gz to /var/log/mysql/mysql-slow.log.8.gz (rotatecount 7, logstart 1, i 7), </text:p>
      <text:p text:style-name="P1">old log /var/log/mysql/mysql-slow.log.7.gz does not exist</text:p>
      <text:p text:style-name="P1">renaming /var/log/mysql/mysql-slow.log.6.gz to /var/log/mysql/mysql-slow.log.7.gz (rotatecount 7, logstart 1, i 6), </text:p>
      <text:p text:style-name="P1">old log /var/log/mysql/mysql-slow.log.6.gz does not exist</text:p>
      <text:p text:style-name="P1">renaming /var/log/mysql/mysql-slow.log.5.gz to /var/log/mysql/mysql-slow.log.6.gz (rotatecount 7, logstart 1, i 5), </text:p>
      <text:p text:style-name="P1">old log /var/log/mysql/mysql-slow.log.5.gz does not exist</text:p>
      <text:p text:style-name="P1">renaming /var/log/mysql/mysql-slow.log.4.gz to /var/log/mysql/mysql-slow.log.5.gz (rotatecount 7, logstart 1, i 4), </text:p>
      <text:p text:style-name="P1">old log /var/log/mysql/mysql-slow.log.4.gz does not exist</text:p>
      <text:p text:style-name="P1">renaming /var/log/mysql/mysql-slow.log.3.gz to /var/log/mysql/mysql-slow.log.4.gz (rotatecount 7, logstart 1, i 3), </text:p>
      <text:p text:style-name="P1"><text:soft-page-break/>old log /var/log/mysql/mysql-slow.log.3.gz does not exist</text:p>
      <text:p text:style-name="P1">renaming /var/log/mysql/mysql-slow.log.2.gz to /var/log/mysql/mysql-slow.log.3.gz (rotatecount 7, logstart 1, i 2), </text:p>
      <text:p text:style-name="P1">old log /var/log/mysql/mysql-slow.log.2.gz does not exist</text:p>
      <text:p text:style-name="P1">renaming /var/log/mysql/mysql-slow.log.1.gz to /var/log/mysql/mysql-slow.log.2.gz (rotatecount 7, logstart 1, i 1), </text:p>
      <text:p text:style-name="P1">old log /var/log/mysql/mysql-slow.log.1.gz does not exist</text:p>
      <text:p text:style-name="P1">renaming /var/log/mysql/mysql-slow.log.0.gz to /var/log/mysql/mysql-slow.log.1.gz (rotatecount 7, logstart 1, i 0), </text:p>
      <text:p text:style-name="P1">old log /var/log/mysql/mysql-slow.log.0.gz does not exist</text:p>
      <text:p text:style-name="P1">log /var/log/mysql/mysql-slow.log.8.gz doesn't exist -- won't try to dispose of it</text:p>
      <text:p text:style-name="P1">renaming /var/log/mysql/mysql-slow.log to /var/log/mysql/mysql-slow.log.1</text:p>
      <text:p text:style-name="P1">creating new /var/log/mysql/mysql-slow.log mode = 0664 uid = 128 gid = 134</text:p>
      <text:p text:style-name="P1">running postrotate script</text:p>
      <text:p text:style-name="P1">mysqladmin: mysqladmin: [Warning] Using a password on the command line interface can be insecure.[Warning] Using a password on the command line interface can be insecure.</text:p>
      <text:p text:style-name="P1"/>
      <text:p text:style-name="P1">mysqld is alive</text:p>
      <text:p text:style-name="P1">compressing log with: /bin/gzip</text:p>
      <text:p text:style-name="P1">root@AlexanderCoretchi:/etc/logrotate.d# </text:p>
      <text:p text:style-name="P1">root@AlexanderCoretchi:/etc/logrotate.d# </text:p>
      <text:p text:style-name="P1"/>
      <text:p text:style-name="P1">root@AlexanderCoretchi:/etc/logrotate.d# </text:p>
      <text:p text:style-name="P1">root@AlexanderCoretchi:/etc/logrotate.d# <text:span text:style-name="T3">ll /var/log/mysql/</text:span></text:p>
      <text:p text:style-name="P1">total 20</text:p>
      <text:p text:style-name="P1">drwxr-x--- <text:s/>2 mysql adm <text:s text:c="3"/>4096 Jul 22 09:07 ./</text:p>
      <text:p text:style-name="P1">drwxrwxr-x 15 root <text:s/>syslog 4096 Jul 22 08:45 ../</text:p>
      <text:p text:style-name="P1">-rw-rw-r-- <text:s/>1 mysql mysql <text:s text:c="4"/>0 Jul 22 09:07 error.log</text:p>
      <text:p text:style-name="P1">-rw-rw-r-- <text:s/>1 mysql adm <text:s text:c="3"/>1493 Jul 22 08:46 error.log.1.gz</text:p>
      <text:p text:style-name="P1">-rw-rw-r-- <text:s/>1 mysql mysql <text:s text:c="2"/>254 Jul 22 09:07 mysql-slow.log</text:p>
      <text:p text:style-name="P1">-rw-rw-r-- <text:s/>1 mysql mysql <text:s text:c="2"/>250 Jul 22 08:46 mysql-slow.log.1.gz</text:p>
      <text:p text:style-name="P1">root@AlexanderCoretchi:/etc/logrotate.d# </text:p>
      <text:p text:style-name="P1">root@AlexanderCoretchi:/etc/logrotate.d# </text:p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56:41.663668777</meta:creation-date>
    <dc:date>2022-07-22T09:31:47.134257462</dc:date>
    <meta:editing-duration>PT2H1M1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2" meta:paragraph-count="904" meta:word-count="5039" meta:character-count="48382" meta:non-whitespace-character-count="40304"/>
  </office:meta>
</office:document-meta>
</file>